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ff6666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 style:data-style-name="N43"/>
    <style:style style:name="ce7" style:family="table-cell" style:parent-style-name="Default" style:data-style-name="N43">
      <style:table-cell-properties fo:wrap-option="no-wrap"/>
    </style:style>
    <style:style style:name="ce8" style:family="table-cell" style:parent-style-name="Default" style:data-style-name="N43">
      <style:table-cell-properties fo:background-color="#ff9999"/>
    </style:style>
    <style:style style:name="ce9" style:family="table-cell" style:parent-style-name="Default" style:data-style-name="N43">
      <style:table-cell-properties fo:background-color="#ffcc00"/>
    </style:style>
    <style:style style:name="ce10" style:family="table-cell" style:parent-style-name="Default" style:data-style-name="N43">
      <style:table-cell-properties fo:background-color="#ff6666"/>
    </style:style>
    <style:style style:name="ce11" style:family="table-cell" style:parent-style-name="Default" style:data-style-name="N43">
      <style:table-cell-properties fo:background-color="#ff99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0">
      <style:table-cell-properties fo:background-color="#ff9999"/>
    </style:style>
    <style:style style:name="ce14" style:family="table-cell" style:parent-style-name="Default" style:data-style-name="N0">
      <style:table-cell-properties fo:background-color="#ffcc00"/>
    </style:style>
    <style:style style:name="ce15" style:family="table-cell" style:parent-style-name="Default" style:data-style-name="N0">
      <style:table-cell-properties fo:background-color="#ff6666"/>
    </style:style>
    <style:style style:name="ce16" style:family="table-cell" style:parent-style-name="Default" style:data-style-name="N0">
      <style:table-cell-properties fo:background-color="#ff99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fo:wrap-option="no-wrap"/>
    </style:style>
    <style:style style:name="ce19" style:family="table-cell" style:parent-style-name="Default" style:data-style-name="N37">
      <style:table-cell-properties fo:background-color="#ff9999"/>
    </style:style>
    <style:style style:name="ce20" style:family="table-cell" style:parent-style-name="Default" style:data-style-name="N37">
      <style:table-cell-properties fo:background-color="#ffcc00"/>
    </style:style>
    <style:style style:name="ce21" style:family="table-cell" style:parent-style-name="Default" style:data-style-name="N37">
      <style:table-cell-properties fo:background-color="#ff6666"/>
    </style:style>
    <style:style style:name="ce22" style:family="table-cell" style:parent-style-name="Default" style:data-style-name="N37">
      <style:table-cell-properties fo:background-color="#ff9900"/>
    </style:style>
    <style:style style:name="ce23" style:family="table-cell" style:parent-style-name="Default">
      <style:table-cell-properties fo:background-color="#ff9999" fo:wrap-option="wrap"/>
    </style:style>
    <style:style style:name="ce24" style:family="table-cell" style:parent-style-name="Default">
      <style:table-cell-properties fo:background-color="#ffcc00" fo:wrap-option="wrap"/>
    </style:style>
    <style:style style:name="ce25" style:family="table-cell" style:parent-style-name="Default">
      <style:table-cell-properties fo:background-color="#ff6666" fo:wrap-option="wrap"/>
    </style:style>
    <style:style style:name="ce26" style:family="table-cell" style:parent-style-name="Default">
      <style:table-cell-properties fo:background-color="#ff9900" fo:wrap-option="wrap"/>
    </style:style>
    <style:style style:name="ce27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cc00" fo:wrap-option="no-wrap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column table:style-name="co2" table:number-columns-repeated="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ood elastic asymmetry data some paddles off.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Elastic asymmetry data all paddles on.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M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ol Direction</text:p>
          </table:table-cell>
          <table:table-cell office:value-type="string" calcext:value-type="string">
            <text:p>P_shms</text:p>
          </table:table-cell>
          <table:table-cell office:value-type="string" calcext:value-type="string">
            <text:p>SHMS Angl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table:style-name="ce12" office:value-type="string" calcext:value-type="string">
            <text:p>Total Time (sec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l Coun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Triggers</text:p>
          </table:table-cell>
          <table:table-cell office:value-type="string" calcext:value-type="string">
            <text:p>IHW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Prescale Value</text:p>
          </table:table-cell>
          <table:table-cell office:value-type="string" calcext:value-type="string">
            <text:p>Real Prescale</text:p>
          </table:table-cell>
          <table:table-cell office:value-type="string" calcext:value-type="string">
            <text:p>Target Current (uA)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Comment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11471" calcext:value-type="float">
            <text:p>11471</text:p>
          </table:table-cell>
          <table:table-cell office:value-type="string" calcext:value-type="string">
            <text:p>POL-HE3</text:p>
          </table:table-cell>
          <table:table-cell office:value-type="float" office:value="180" calcext:value-type="float">
            <text:p>180</text:p>
          </table:table-cell>
          <table:table-cell office:value-type="float" office:value="-5.6" calcext:value-type="float">
            <text:p>-5.6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8H41M35S" calcext:value-type="time">
            <text:p>08:41:35 AM</text:p>
          </table:table-cell>
          <table:table-cell table:style-name="ce6" office:value-type="time" office:time-value="PT08H42M45S" calcext:value-type="time">
            <text:p>08:42:45 A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239748" calcext:value-type="float">
            <text:p>239748</text:p>
          </table:table-cell>
          <table:table-cell table:number-columns-repeated="6"/>
          <table:table-cell office:value-type="string" calcext:value-type="string">
            <text:p>Junk run - Raster check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11472" calcext:value-type="float">
            <text:p>11472</text:p>
          </table:table-cell>
          <table:table-cell office:value-type="string" calcext:value-type="string">
            <text:p>EMPTY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16H04M24S" calcext:value-type="time">
            <text:p>04:04:24 PM</text:p>
          </table:table-cell>
          <table:table-cell table:style-name="ce6" office:value-type="time" office:time-value="PT16H50M32S" calcext:value-type="time">
            <text:p>04:50:32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495153" calcext:value-type="float">
            <text:p>495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37912" calcext:value-type="float">
            <text:p>1337912</text:p>
          </table:table-cell>
          <table:table-cell table:number-columns-repeated="6"/>
          <table:table-cell office:value-type="string" calcext:value-type="string">
            <text:p>Beam energy measurement.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11473" calcext:value-type="float">
            <text:p>11473</text:p>
          </table:table-cell>
          <table:table-cell office:value-type="string" calcext:value-type="string">
            <text:p>C-OPTICS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18H34M01S" calcext:value-type="time">
            <text:p>06:34:01 PM</text:p>
          </table:table-cell>
          <table:table-cell table:style-name="ce6" office:value-type="time" office:time-value="PT18H45M45S" calcext:value-type="time">
            <text:p>06:45:45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989532" calcext:value-type="float">
            <text:p>989532</text:p>
          </table:table-cell>
          <table:table-cell office:value-type="float" office:value="0.8563" calcext:value-type="float">
            <text:p>0.8563</text:p>
          </table:table-cell>
          <table:table-cell office:value-type="float" office:value="1155578.6" calcext:value-type="float">
            <text:p>1155578.6</text:p>
          </table:table-cell>
          <table:table-cell office:value-type="float" office:value="1623504" calcext:value-type="float">
            <text:p>1623504</text:p>
          </table:table-cell>
          <table:table-cell table:number-columns-repeated="6"/>
          <table:table-cell office:value-type="string" calcext:value-type="string">
            <text:p>carbon foil ion chamber calibration</text:p>
          </table:table-cell>
          <table:table-cell table:number-columns-repeated="1001"/>
        </table:table-row>
        <table:table-row table:style-name="ro1">
          <table:table-cell table:style-name="ce1" table:number-columns-repeated="3"/>
          <table:table-cell table:style-name="ce1" office:value-type="float" office:value="11474" calcext:value-type="float">
            <text:p>11474</text:p>
          </table:table-cell>
          <table:table-cell table:style-name="ce1" office:value-type="string" calcext:value-type="string">
            <text:p>REF-N2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-2.129" calcext:value-type="float">
            <text:p>-2.129</text:p>
          </table:table-cell>
          <table:table-cell table:style-name="ce1" office:value-type="float" office:value="8.5" calcext:value-type="float">
            <text:p>8.5</text:p>
          </table:table-cell>
          <table:table-cell table:style-name="ce7" office:value-type="time" office:time-value="PT19H07M42S" calcext:value-type="time">
            <text:p>07:07:42 PM</text:p>
          </table:table-cell>
          <table:table-cell table:style-name="ce7" office:value-type="time" office:time-value="PT19H24M25S" calcext:value-type="time">
            <text:p>07:24:25 PM</text:p>
          </table:table-cell>
          <table:table-cell table:style-name="ce7"/>
          <table:table-cell table:style-name="ce18" office:value-type="date" office:date-value="2020-09-18" calcext:value-type="date">
            <text:p>09/18/20</text:p>
          </table:table-cell>
          <table:table-cell table:style-name="ce1" office:value-type="float" office:value="1969166" calcext:value-type="float">
            <text:p>1969166</text:p>
          </table:table-cell>
          <table:table-cell table:style-name="ce1" office:value-type="float" office:value="3.1462" calcext:value-type="float">
            <text:p>3.1462</text:p>
          </table:table-cell>
          <table:table-cell table:style-name="ce1" office:value-type="float" office:value="625895.2" calcext:value-type="float">
            <text:p>625895.2</text:p>
          </table:table-cell>
          <table:table-cell table:style-name="ce1" office:value-type="float" office:value="3739967" calcext:value-type="float">
            <text:p>3739967</text:p>
          </table:table-cell>
          <table:table-cell table:style-name="ce1" table:number-columns-repeated="2"/>
          <table:table-cell table:number-columns-repeated="3"/>
          <table:table-cell table:style-name="ce1"/>
          <table:table-cell table:style-name="ce27" office:value-type="string" calcext:value-type="string">
            <text:p>checking for scraping during reference cell ion chamber calibration</text:p>
          </table:table-cell>
          <table:table-cell table:style-name="ce1" table:number-columns-repeated="1001"/>
        </table:table-row>
        <table:table-row table:style-name="ro1">
          <table:table-cell table:number-columns-repeated="3"/>
          <table:table-cell office:value-type="float" office:value="11475" calcext:value-type="float">
            <text:p>11475</text:p>
          </table:table-cell>
          <table:table-cell office:value-type="string" calcext:value-type="string">
            <text:p>C-FOIL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19H39M33S" calcext:value-type="time">
            <text:p>07:39:33 PM</text:p>
          </table:table-cell>
          <table:table-cell table:style-name="ce6" office:value-type="time" office:time-value="PT19H43M25S" calcext:value-type="time">
            <text:p>07:43:25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499833" calcext:value-type="float">
            <text:p>499833</text:p>
          </table:table-cell>
          <table:table-cell office:value-type="float" office:value="1.0222" calcext:value-type="float">
            <text:p>1.0222</text:p>
          </table:table-cell>
          <table:table-cell office:value-type="float" office:value="488992.5" calcext:value-type="float">
            <text:p>488992.5</text:p>
          </table:table-cell>
          <table:table-cell office:value-type="float" office:value="914489" calcext:value-type="float">
            <text:p>914489</text:p>
          </table:table-cell>
          <table:table-cell table:number-columns-repeated="6"/>
          <table:table-cell office:value-type="string" calcext:value-type="string">
            <text:p>JUNK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11476" calcext:value-type="float">
            <text:p>11476</text:p>
          </table:table-cell>
          <table:table-cell office:value-type="string" calcext:value-type="string">
            <text:p>C-FOIL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19H44M30S" calcext:value-type="time">
            <text:p>07:44:30 PM</text:p>
          </table:table-cell>
          <table:table-cell table:style-name="ce6" office:value-type="time" office:time-value="PT19H45M25S" calcext:value-type="time">
            <text:p>07:45:25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115035" calcext:value-type="float">
            <text:p>115035</text:p>
          </table:table-cell>
          <table:table-cell office:value-type="float" office:value="0.3635" calcext:value-type="float">
            <text:p>0.3635</text:p>
          </table:table-cell>
          <table:table-cell office:value-type="float" office:value="316426.6" calcext:value-type="float">
            <text:p>316426.6</text:p>
          </table:table-cell>
          <table:table-cell office:value-type="float" office:value="211773" calcext:value-type="float">
            <text:p>211773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77" calcext:value-type="float">
            <text:p>11477</text:p>
          </table:table-cell>
          <table:table-cell office:value-type="string" calcext:value-type="string">
            <text:p>C-FOIL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19H48M55S" calcext:value-type="time">
            <text:p>07:48:55 PM</text:p>
          </table:table-cell>
          <table:table-cell table:style-name="ce6" office:value-type="time" office:time-value="PT20H10M20S" calcext:value-type="time">
            <text:p>08:10:20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1770718" calcext:value-type="float">
            <text:p>1770718</text:p>
          </table:table-cell>
          <table:table-cell office:value-type="float" office:value="4.7515" calcext:value-type="float">
            <text:p>4.7515</text:p>
          </table:table-cell>
          <table:table-cell office:value-type="float" office:value="372665" calcext:value-type="float">
            <text:p>372665</text:p>
          </table:table-cell>
          <table:table-cell office:value-type="float" office:value="3264242" calcext:value-type="float">
            <text:p>3264242</text:p>
          </table:table-cell>
          <table:table-cell table:number-columns-repeated="6"/>
          <table:table-cell office:value-type="string" calcext:value-type="string">
            <text:p>Production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11478" calcext:value-type="float">
            <text:p>11478</text:p>
          </table:table-cell>
          <table:table-cell office:value-type="string" calcext:value-type="string">
            <text:p>C-FOIL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20H12M17S" calcext:value-type="time">
            <text:p>08:12:17 PM</text:p>
          </table:table-cell>
          <table:table-cell table:style-name="ce6" office:value-type="time" office:time-value="PT20H30M02S" calcext:value-type="time">
            <text:p>08:30:02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1501337" calcext:value-type="float">
            <text:p>1501337</text:p>
          </table:table-cell>
          <table:table-cell office:value-type="float" office:value="8.4218" calcext:value-type="float">
            <text:p>8.4218</text:p>
          </table:table-cell>
          <table:table-cell office:value-type="float" office:value="178268.2" calcext:value-type="float">
            <text:p>178268.2</text:p>
          </table:table-cell>
          <table:table-cell office:value-type="float" office:value="2812370" calcext:value-type="float">
            <text:p>281237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79" calcext:value-type="float">
            <text:p>11479</text:p>
          </table:table-cell>
          <table:table-cell office:value-type="string" calcext:value-type="string">
            <text:p>REF-H2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20H34M33S" calcext:value-type="time">
            <text:p>08:34:33 PM</text:p>
          </table:table-cell>
          <table:table-cell table:style-name="ce6" office:value-type="time" office:time-value="PT21H20M54S" calcext:value-type="time">
            <text:p>09:20:54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2920956" calcext:value-type="float">
            <text:p>2920956</text:p>
          </table:table-cell>
          <table:table-cell office:value-type="float" office:value="25.7125" calcext:value-type="float">
            <text:p>25.7125</text:p>
          </table:table-cell>
          <table:table-cell office:value-type="float" office:value="113600.7" calcext:value-type="float">
            <text:p>113600.7</text:p>
          </table:table-cell>
          <table:table-cell office:value-type="float" office:value="7687170" calcext:value-type="float">
            <text:p>768717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80" calcext:value-type="float">
            <text:p>11480</text:p>
          </table:table-cell>
          <table:table-cell office:value-type="string" calcext:value-type="string">
            <text:p>REF-VAC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21H24M30S" calcext:value-type="time">
            <text:p>09:24:30 PM</text:p>
          </table:table-cell>
          <table:table-cell table:style-name="ce6" office:value-type="time" office:time-value="PT22H10M01S" calcext:value-type="time">
            <text:p>10:10:01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36363" calcext:value-type="float">
            <text:p>36363</text:p>
          </table:table-cell>
          <table:table-cell office:value-type="float" office:value="23.8471" calcext:value-type="float">
            <text:p>23.8471</text:p>
          </table:table-cell>
          <table:table-cell office:value-type="float" office:value="1524.8" calcext:value-type="float">
            <text:p>1524.8</text:p>
          </table:table-cell>
          <table:table-cell office:value-type="float" office:value="3315782" calcext:value-type="float">
            <text:p>3315782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81" calcext:value-type="float">
            <text:p>11481</text:p>
          </table:table-cell>
          <table:table-cell office:value-type="string" calcext:value-type="string">
            <text:p>PICKUP-COIL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22H16M40S" calcext:value-type="time">
            <text:p>10:16:40 PM</text:p>
          </table:table-cell>
          <table:table-cell table:style-name="ce6" office:value-type="time" office:time-value="PT22H53M13S" calcext:value-type="time">
            <text:p>10:53:13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2133437" calcext:value-type="float">
            <text:p>2133437</text:p>
          </table:table-cell>
          <table:table-cell office:value-type="float" office:value="19.5835" calcext:value-type="float">
            <text:p>19.5835</text:p>
          </table:table-cell>
          <table:table-cell office:value-type="float" office:value="108940.4" calcext:value-type="float">
            <text:p>108940.4</text:p>
          </table:table-cell>
          <table:table-cell office:value-type="float" office:value="5613609" calcext:value-type="float">
            <text:p>5613609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82" calcext:value-type="float">
            <text:p>11482</text:p>
          </table:table-cell>
          <table:table-cell office:value-type="string" calcext:value-type="string">
            <text:p>REF-VAC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23H08M45S" calcext:value-type="time">
            <text:p>11:08:45 PM</text:p>
          </table:table-cell>
          <table:table-cell table:style-name="ce6" office:value-type="time" office:time-value="PT23H36M07S" calcext:value-type="time">
            <text:p>11:36:07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8528" calcext:value-type="float">
            <text:p>8528</text:p>
          </table:table-cell>
          <table:table-cell office:value-type="float" office:value="12.3833" calcext:value-type="float">
            <text:p>12.3833</text:p>
          </table:table-cell>
          <table:table-cell office:value-type="float" office:value="688.7" calcext:value-type="float">
            <text:p>688.7</text:p>
          </table:table-cell>
          <table:table-cell office:value-type="float" office:value="464279" calcext:value-type="float">
            <text:p>464279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83" calcext:value-type="float">
            <text:p>11483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0H06M03S" calcext:value-type="time">
            <text:p>12:06:03 AM</text:p>
          </table:table-cell>
          <table:table-cell table:style-name="ce6" office:value-type="time" office:time-value="PT00H09M40S" calcext:value-type="time">
            <text:p>12:09:40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3712" calcext:value-type="float">
            <text:p>3712</text:p>
          </table:table-cell>
          <table:table-cell office:value-type="float" office:value="0.6611" calcext:value-type="float">
            <text:p>0.6611</text:p>
          </table:table-cell>
          <table:table-cell office:value-type="float" office:value="5614.7" calcext:value-type="float">
            <text:p>5614.7</text:p>
          </table:table-cell>
          <table:table-cell office:value-type="float" office:value="35180" calcext:value-type="float">
            <text:p>35180</text:p>
          </table:table-cell>
          <table:table-cell table:number-columns-repeated="6"/>
          <table:table-cell office:value-type="string" calcext:value-type="string">
            <text:p>too aggressive prescales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11484" calcext:value-type="float">
            <text:p>11484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0H12M45S" calcext:value-type="time">
            <text:p>12:12:45 AM</text:p>
          </table:table-cell>
          <table:table-cell table:style-name="ce6" office:value-type="time" office:time-value="PT00H34M38S" calcext:value-type="time">
            <text:p>12:34:38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374119" calcext:value-type="float">
            <text:p>374119</text:p>
          </table:table-cell>
          <table:table-cell office:value-type="float" office:value="11.5624" calcext:value-type="float">
            <text:p>11.5624</text:p>
          </table:table-cell>
          <table:table-cell office:value-type="float" office:value="32356.4" calcext:value-type="float">
            <text:p>32356.4</text:p>
          </table:table-cell>
          <table:table-cell office:value-type="float" office:value="3532303" calcext:value-type="float">
            <text:p>3532303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85" calcext:value-type="float">
            <text:p>11485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0H37M37S" calcext:value-type="time">
            <text:p>12:37:37 AM</text:p>
          </table:table-cell>
          <table:table-cell table:style-name="ce6" office:value-type="time" office:time-value="PT00H59M30S" calcext:value-type="time">
            <text:p>12:59:30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772176" calcext:value-type="float">
            <text:p>772176</text:p>
          </table:table-cell>
          <table:table-cell office:value-type="float" office:value="8.7325" calcext:value-type="float">
            <text:p>8.7325</text:p>
          </table:table-cell>
          <table:table-cell office:value-type="float" office:value="88425.7" calcext:value-type="float">
            <text:p>88425.7</text:p>
          </table:table-cell>
          <table:table-cell office:value-type="float" office:value="3259689" calcext:value-type="float">
            <text:p>3259689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86" calcext:value-type="float">
            <text:p>11486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1H03M30S" calcext:value-type="time">
            <text:p>01:03:30 AM</text:p>
          </table:table-cell>
          <table:table-cell table:style-name="ce6" office:value-type="time" office:time-value="PT01H28M50S" calcext:value-type="time">
            <text:p>01:28:50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1116287" calcext:value-type="float">
            <text:p>1116287</text:p>
          </table:table-cell>
          <table:table-cell office:value-type="float" office:value="14.7831" calcext:value-type="float">
            <text:p>14.7831</text:p>
          </table:table-cell>
          <table:table-cell office:value-type="float" office:value="75510.9" calcext:value-type="float">
            <text:p>75510.9</text:p>
          </table:table-cell>
          <table:table-cell office:value-type="float" office:value="3714949" calcext:value-type="float">
            <text:p>3714949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87" calcext:value-type="float">
            <text:p>11487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1H30M49S" calcext:value-type="time">
            <text:p>01:30:49 AM</text:p>
          </table:table-cell>
          <table:table-cell table:style-name="ce6" office:value-type="time" office:time-value="PT01H57M22S" calcext:value-type="time">
            <text:p>01:57:22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1370192" calcext:value-type="float">
            <text:p>1370192</text:p>
          </table:table-cell>
          <table:table-cell office:value-type="float" office:value="10.5752" calcext:value-type="float">
            <text:p>10.5752</text:p>
          </table:table-cell>
          <table:table-cell office:value-type="float" office:value="129566.6" calcext:value-type="float">
            <text:p>129566.6</text:p>
          </table:table-cell>
          <table:table-cell office:value-type="float" office:value="3258981" calcext:value-type="float">
            <text:p>3258981</text:p>
          </table:table-cell>
          <table:table-cell table:number-columns-repeated="6"/>
          <table:table-cell office:value-type="string" calcext:value-type="string">
            <text:p>EDTM switched from 480Hz to 240 Hz about 8 minutes in.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11488" calcext:value-type="float">
            <text:p>11488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1H59M24S" calcext:value-type="time">
            <text:p>01:59:24 AM</text:p>
          </table:table-cell>
          <table:table-cell table:style-name="ce6" office:value-type="time" office:time-value="PT02H21M41S" calcext:value-type="time">
            <text:p>02:21:41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1866634" calcext:value-type="float">
            <text:p>1866634</text:p>
          </table:table-cell>
          <table:table-cell office:value-type="float" office:value="10.4017" calcext:value-type="float">
            <text:p>10.4017</text:p>
          </table:table-cell>
          <table:table-cell office:value-type="float" office:value="179455.2" calcext:value-type="float">
            <text:p>179455.2</text:p>
          </table:table-cell>
          <table:table-cell office:value-type="float" office:value="3763428" calcext:value-type="float">
            <text:p>3763428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89" calcext:value-type="float">
            <text:p>11489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2H37M59S" calcext:value-type="time">
            <text:p>02:37:59 AM</text:p>
          </table:table-cell>
          <table:table-cell table:style-name="ce6" office:value-type="time" office:time-value="PT02H58M12S" calcext:value-type="time">
            <text:p>02:58:12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2049804" calcext:value-type="float">
            <text:p>2049804</text:p>
          </table:table-cell>
          <table:table-cell office:value-type="float" office:value="17.7135" calcext:value-type="float">
            <text:p>17.7135</text:p>
          </table:table-cell>
          <table:table-cell office:value-type="float" office:value="115719.7" calcext:value-type="float">
            <text:p>115719.7</text:p>
          </table:table-cell>
          <table:table-cell office:value-type="float" office:value="3803736" calcext:value-type="float">
            <text:p>3803736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90" calcext:value-type="float">
            <text:p>11490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3H00M48S" calcext:value-type="time">
            <text:p>03:00:48 AM</text:p>
          </table:table-cell>
          <table:table-cell table:style-name="ce6" office:value-type="time" office:time-value="PT03H31M44S" calcext:value-type="time">
            <text:p>03:31:44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3342027" calcext:value-type="float">
            <text:p>3342027</text:p>
          </table:table-cell>
          <table:table-cell office:value-type="float" office:value="23.7022" calcext:value-type="float">
            <text:p>23.7022</text:p>
          </table:table-cell>
          <table:table-cell office:value-type="float" office:value="141000.7" calcext:value-type="float">
            <text:p>141000.7</text:p>
          </table:table-cell>
          <table:table-cell office:value-type="float" office:value="5807786" calcext:value-type="float">
            <text:p>5807786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91" calcext:value-type="float">
            <text:p>11491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3H39M13S" calcext:value-type="time">
            <text:p>03:39:13 AM</text:p>
          </table:table-cell>
          <table:table-cell table:style-name="ce6" office:value-type="time" office:time-value="PT04H09M14S" calcext:value-type="time">
            <text:p>04:09:14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3245389" calcext:value-type="float">
            <text:p>3245389</text:p>
          </table:table-cell>
          <table:table-cell office:value-type="float" office:value="23.0574" calcext:value-type="float">
            <text:p>23.0574</text:p>
          </table:table-cell>
          <table:table-cell office:value-type="float" office:value="140752.7" calcext:value-type="float">
            <text:p>140752.7</text:p>
          </table:table-cell>
          <table:table-cell office:value-type="float" office:value="5639858" calcext:value-type="float">
            <text:p>5639858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1492" calcext:value-type="float">
            <text:p>11492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4H26M50S" calcext:value-type="time">
            <text:p>04:26:50 AM</text:p>
          </table:table-cell>
          <table:table-cell table:style-name="ce6" office:value-type="time" office:time-value="PT05H12M49S" calcext:value-type="time">
            <text:p>05:12:49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2830398" calcext:value-type="float">
            <text:p>2830398</text:p>
          </table:table-cell>
          <table:table-cell office:value-type="float" office:value="24.561" calcext:value-type="float">
            <text:p>24.561</text:p>
          </table:table-cell>
          <table:table-cell office:value-type="float" office:value="115239.6" calcext:value-type="float">
            <text:p>115239.6</text:p>
          </table:table-cell>
          <table:table-cell office:value-type="float" office:value="7445547" calcext:value-type="float">
            <text:p>744554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*****</text:p>
          </table:table-cell>
          <table:table-cell table:style-name="ce3" office:value-type="float" office:value="11493" calcext:value-type="float">
            <text:p>11493</text:p>
          </table:table-cell>
          <table:table-cell table:style-name="ce3" office:value-type="string" calcext:value-type="string">
            <text:p>POL-HE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2.129" calcext:value-type="float">
            <text:p>-2.129</text:p>
          </table:table-cell>
          <table:table-cell table:style-name="ce3" office:value-type="float" office:value="8.5" calcext:value-type="float">
            <text:p>8.5</text:p>
          </table:table-cell>
          <table:table-cell table:style-name="ce8" office:value-type="time" office:time-value="PT05H39M34S" calcext:value-type="time">
            <text:p>05:39:34 AM</text:p>
          </table:table-cell>
          <table:table-cell table:style-name="ce8" office:value-type="time" office:time-value="PT06H38M59S" calcext:value-type="time">
            <text:p>06:38:59 AM</text:p>
          </table:table-cell>
          <table:table-cell table:style-name="ce13" office:value-type="float" office:value="3565" calcext:value-type="float">
            <text:p>3565</text:p>
          </table:table-cell>
          <table:table-cell table:style-name="ce19" office:value-type="date" office:date-value="2020-09-19" calcext:value-type="date">
            <text:p>09/19/20</text:p>
          </table:table-cell>
          <table:table-cell table:style-name="ce3" office:value-type="float" office:value="3629503" calcext:value-type="float">
            <text:p>3629503</text:p>
          </table:table-cell>
          <table:table-cell table:style-name="ce3" office:value-type="float" office:value="25.393" calcext:value-type="float">
            <text:p>25.393</text:p>
          </table:table-cell>
          <table:table-cell table:style-name="ce3" office:value-type="float" office:value="142933.4" calcext:value-type="float">
            <text:p>142933.4</text:p>
          </table:table-cell>
          <table:table-cell table:style-name="ce3" office:value-type="float" office:value="8964040" calcext:value-type="float">
            <text:p>8964040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s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2^([.S27]-1)+1" office:value-type="float" office:value="33" calcext:value-type="float">
            <text:p>33</text:p>
          </table:table-cell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All on.</text:p>
          </table:table-cell>
          <table:table-cell table:style-name="ce3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494" calcext:value-type="float">
            <text:p>11494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06H52M39S" calcext:value-type="time">
            <text:p>06:52:39 AM</text:p>
          </table:table-cell>
          <table:table-cell table:style-name="ce9" office:value-type="time" office:time-value="PT07H55M06S" calcext:value-type="time">
            <text:p>07:55:06 AM</text:p>
          </table:table-cell>
          <table:table-cell table:style-name="ce14" office:value-type="float" office:value="3747" calcext:value-type="float">
            <text:p>3747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4883546" calcext:value-type="float">
            <text:p>4883546</text:p>
          </table:table-cell>
          <table:table-cell table:style-name="ce2" office:value-type="float" office:value="28.9718" calcext:value-type="float">
            <text:p>28.9718</text:p>
          </table:table-cell>
          <table:table-cell table:style-name="ce2" office:value-type="float" office:value="168561.8" calcext:value-type="float">
            <text:p>168561.8</text:p>
          </table:table-cell>
          <table:table-cell table:style-name="ce2" office:value-type="float" office:value="8084103" calcext:value-type="float">
            <text:p>808410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28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495" calcext:value-type="float">
            <text:p>11495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07H56M08S" calcext:value-type="time">
            <text:p>07:56:08 AM</text:p>
          </table:table-cell>
          <table:table-cell table:style-name="ce9" office:value-type="time" office:time-value="PT08H56M48S" calcext:value-type="time">
            <text:p>08:56:48 AM</text:p>
          </table:table-cell>
          <table:table-cell table:style-name="ce14" office:value-type="float" office:value="3640" calcext:value-type="float">
            <text:p>3640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5837209" calcext:value-type="float">
            <text:p>5837209</text:p>
          </table:table-cell>
          <table:table-cell table:style-name="ce2" office:value-type="float" office:value="34.9683" calcext:value-type="float">
            <text:p>34.9683</text:p>
          </table:table-cell>
          <table:table-cell table:style-name="ce2" office:value-type="float" office:value="166928.5" calcext:value-type="float">
            <text:p>166928.5</text:p>
          </table:table-cell>
          <table:table-cell table:style-name="ce2" office:value-type="float" office:value="9672659" calcext:value-type="float">
            <text:p>967265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29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496" calcext:value-type="float">
            <text:p>11496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08H57M19S" calcext:value-type="time">
            <text:p>08:57:19 AM</text:p>
          </table:table-cell>
          <table:table-cell table:style-name="ce9" office:value-type="time" office:time-value="PT09H58M35S" calcext:value-type="time">
            <text:p>09:58:35 AM</text:p>
          </table:table-cell>
          <table:table-cell table:style-name="ce14" office:value-type="float" office:value="3676" calcext:value-type="float">
            <text:p>3676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6331759" calcext:value-type="float">
            <text:p>6331759</text:p>
          </table:table-cell>
          <table:table-cell table:style-name="ce2" office:value-type="float" office:value="37.7792" calcext:value-type="float">
            <text:p>37.7792</text:p>
          </table:table-cell>
          <table:table-cell table:style-name="ce2" office:value-type="float" office:value="167599.2" calcext:value-type="float">
            <text:p>167599.2</text:p>
          </table:table-cell>
          <table:table-cell table:style-name="ce2" office:value-type="float" office:value="10491205" calcext:value-type="float">
            <text:p>1049120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30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497" calcext:value-type="float">
            <text:p>11497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10H06M15S" calcext:value-type="time">
            <text:p>10:06:15 AM</text:p>
          </table:table-cell>
          <table:table-cell table:style-name="ce9" office:value-type="time" office:time-value="PT11H05M09S" calcext:value-type="time">
            <text:p>11:05:09 AM</text:p>
          </table:table-cell>
          <table:table-cell table:style-name="ce14" office:value-type="float" office:value="3534" calcext:value-type="float">
            <text:p>3534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5782255" calcext:value-type="float">
            <text:p>5782255</text:p>
          </table:table-cell>
          <table:table-cell table:style-name="ce2" office:value-type="float" office:value="34.6973" calcext:value-type="float">
            <text:p>34.6973</text:p>
          </table:table-cell>
          <table:table-cell table:style-name="ce2" office:value-type="float" office:value="166648.5" calcext:value-type="float">
            <text:p>166648.5</text:p>
          </table:table-cell>
          <table:table-cell table:style-name="ce2" office:value-type="float" office:value="9589357" calcext:value-type="float">
            <text:p>9589357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31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498" calcext:value-type="float">
            <text:p>11498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11H05M41S" calcext:value-type="time">
            <text:p>11:05:41 AM</text:p>
          </table:table-cell>
          <table:table-cell table:style-name="ce9" office:value-type="time" office:time-value="PT12H03M50S" calcext:value-type="time">
            <text:p>12:03:50 PM</text:p>
          </table:table-cell>
          <table:table-cell table:style-name="ce14" office:value-type="float" office:value="3489" calcext:value-type="float">
            <text:p>3489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6362286" calcext:value-type="float">
            <text:p>6362286</text:p>
          </table:table-cell>
          <table:table-cell table:style-name="ce2" office:value-type="float" office:value="37.978" calcext:value-type="float">
            <text:p>37.978</text:p>
          </table:table-cell>
          <table:table-cell table:style-name="ce2" office:value-type="float" office:value="167525.5" calcext:value-type="float">
            <text:p>167525.5</text:p>
          </table:table-cell>
          <table:table-cell table:style-name="ce2" office:value-type="float" office:value="10548646" calcext:value-type="float">
            <text:p>10548646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32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499" calcext:value-type="float">
            <text:p>11499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12H04M19S" calcext:value-type="time">
            <text:p>12:04:19 PM</text:p>
          </table:table-cell>
          <table:table-cell table:style-name="ce9" office:value-type="time" office:time-value="PT13H08M52S" calcext:value-type="time">
            <text:p>01:08:52 PM</text:p>
          </table:table-cell>
          <table:table-cell table:style-name="ce14" office:value-type="float" office:value="3873" calcext:value-type="float">
            <text:p>3873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6568238" calcext:value-type="float">
            <text:p>6568238</text:p>
          </table:table-cell>
          <table:table-cell table:style-name="ce2" office:value-type="float" office:value="39.2784" calcext:value-type="float">
            <text:p>39.2784</text:p>
          </table:table-cell>
          <table:table-cell table:style-name="ce2" office:value-type="float" office:value="167222.5" calcext:value-type="float">
            <text:p>167222.5</text:p>
          </table:table-cell>
          <table:table-cell table:style-name="ce2" office:value-type="float" office:value="10892517" calcext:value-type="float">
            <text:p>10892517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33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00" calcext:value-type="float">
            <text:p>11500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13H09M23S" calcext:value-type="time">
            <text:p>01:09:23 PM</text:p>
          </table:table-cell>
          <table:table-cell table:style-name="ce9" office:value-type="time" office:time-value="PT14H11M01S" calcext:value-type="time">
            <text:p>02:11:01 PM</text:p>
          </table:table-cell>
          <table:table-cell table:style-name="ce14" office:value-type="float" office:value="3698" calcext:value-type="float">
            <text:p>3698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6499214" calcext:value-type="float">
            <text:p>6499214</text:p>
          </table:table-cell>
          <table:table-cell table:style-name="ce2" office:value-type="float" office:value="38.9541" calcext:value-type="float">
            <text:p>38.9541</text:p>
          </table:table-cell>
          <table:table-cell table:style-name="ce2" office:value-type="float" office:value="166843" calcext:value-type="float">
            <text:p>166843</text:p>
          </table:table-cell>
          <table:table-cell table:style-name="ce2" office:value-type="float" office:value="10775380" calcext:value-type="float">
            <text:p>10775380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34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01" calcext:value-type="float">
            <text:p>11501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14H25M43S" calcext:value-type="time">
            <text:p>02:25:43 PM</text:p>
          </table:table-cell>
          <table:table-cell table:style-name="ce9" office:value-type="time" office:time-value="PT15H24M26S" calcext:value-type="time">
            <text:p>03:24:26 PM</text:p>
          </table:table-cell>
          <table:table-cell table:style-name="ce14" office:value-type="float" office:value="3523" calcext:value-type="float">
            <text:p>3523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35]-1)+1" office:value-type="float" office:value="17" calcext:value-type="float">
            <text:p>17</text:p>
          </table:table-cell>
          <table:table-cell table:style-name="ce24" office:value-type="string" calcext:value-type="string">
            <text:p>Need Replay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4" office:value-type="string" calcext:value-type="string">
            <text:p>Need Replay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02" calcext:value-type="float">
            <text:p>11502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15H24M57S" calcext:value-type="time">
            <text:p>03:24:57 PM</text:p>
          </table:table-cell>
          <table:table-cell table:style-name="ce9" office:value-type="time" office:time-value="PT16H24M38S" calcext:value-type="time">
            <text:p>04:24:38 PM</text:p>
          </table:table-cell>
          <table:table-cell table:style-name="ce14" office:value-type="float" office:value="3581" calcext:value-type="float">
            <text:p>3581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5422205" calcext:value-type="float">
            <text:p>5422205</text:p>
          </table:table-cell>
          <table:table-cell table:style-name="ce2" office:value-type="float" office:value="32.0094" calcext:value-type="float">
            <text:p>32.0094</text:p>
          </table:table-cell>
          <table:table-cell table:style-name="ce2" office:value-type="float" office:value="169394.3" calcext:value-type="float">
            <text:p>169394.3</text:p>
          </table:table-cell>
          <table:table-cell table:style-name="ce2" office:value-type="float" office:value="8985577" calcext:value-type="float">
            <text:p>8985577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36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8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03" calcext:value-type="float">
            <text:p>11503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16H25M18S" calcext:value-type="time">
            <text:p>04:25:18 PM</text:p>
          </table:table-cell>
          <table:table-cell table:style-name="ce9" office:value-type="time" office:time-value="PT17H27M05S" calcext:value-type="time">
            <text:p>05:27:05 PM</text:p>
          </table:table-cell>
          <table:table-cell table:style-name="ce14" office:value-type="float" office:value="3707" calcext:value-type="float">
            <text:p>3707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6447798" calcext:value-type="float">
            <text:p>6447798</text:p>
          </table:table-cell>
          <table:table-cell table:style-name="ce2" office:value-type="float" office:value="38.4763" calcext:value-type="float">
            <text:p>38.4763</text:p>
          </table:table-cell>
          <table:table-cell table:style-name="ce2" office:value-type="float" office:value="167578.4" calcext:value-type="float">
            <text:p>167578.4</text:p>
          </table:table-cell>
          <table:table-cell table:style-name="ce2" office:value-type="float" office:value="10690819" calcext:value-type="float">
            <text:p>10690819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37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 office:value-type="string" calcext:value-type="string">
            <text:p>Need Replay?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04" calcext:value-type="float">
            <text:p>11504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17H27M39S" calcext:value-type="time">
            <text:p>05:27:39 PM</text:p>
          </table:table-cell>
          <table:table-cell table:style-name="ce9" office:value-type="time" office:time-value="PT18H29M53S" calcext:value-type="time">
            <text:p>06:29:53 PM</text:p>
          </table:table-cell>
          <table:table-cell table:style-name="ce14" office:value-type="float" office:value="3734" calcext:value-type="float">
            <text:p>3734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6313969" calcext:value-type="float">
            <text:p>6313969</text:p>
          </table:table-cell>
          <table:table-cell table:style-name="ce2" office:value-type="float" office:value="37.715" calcext:value-type="float">
            <text:p>37.715</text:p>
          </table:table-cell>
          <table:table-cell table:style-name="ce2" office:value-type="float" office:value="167412.6" calcext:value-type="float">
            <text:p>167412.6</text:p>
          </table:table-cell>
          <table:table-cell table:style-name="ce2" office:value-type="float" office:value="10472862" calcext:value-type="float">
            <text:p>10472862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38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05" calcext:value-type="float">
            <text:p>11505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18H49M22S" calcext:value-type="time">
            <text:p>06:49:22 PM</text:p>
          </table:table-cell>
          <table:table-cell table:style-name="ce9" office:value-type="time" office:time-value="PT19H49M26S" calcext:value-type="time">
            <text:p>07:49:26 PM</text:p>
          </table:table-cell>
          <table:table-cell table:style-name="ce14" office:value-type="float" office:value="3604" calcext:value-type="float">
            <text:p>3604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6620258" calcext:value-type="float">
            <text:p>6620258</text:p>
          </table:table-cell>
          <table:table-cell table:style-name="ce2" office:value-type="float" office:value="39.755" calcext:value-type="float">
            <text:p>39.755</text:p>
          </table:table-cell>
          <table:table-cell table:style-name="ce2" office:value-type="float" office:value="166526.3" calcext:value-type="float">
            <text:p>166526.3</text:p>
          </table:table-cell>
          <table:table-cell table:style-name="ce2" office:value-type="float" office:value="10989648" calcext:value-type="float">
            <text:p>10989648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39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06" calcext:value-type="float">
            <text:p>11506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19H49M59S" calcext:value-type="time">
            <text:p>07:49:59 PM</text:p>
          </table:table-cell>
          <table:table-cell table:style-name="ce9" office:value-type="time" office:time-value="PT20H51M43S" calcext:value-type="time">
            <text:p>08:51:43 PM</text:p>
          </table:table-cell>
          <table:table-cell table:style-name="ce14" office:value-type="float" office:value="3704" calcext:value-type="float">
            <text:p>3704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6351092" calcext:value-type="float">
            <text:p>6351092</text:p>
          </table:table-cell>
          <table:table-cell table:style-name="ce2" office:value-type="float" office:value="37.8358" calcext:value-type="float">
            <text:p>37.8358</text:p>
          </table:table-cell>
          <table:table-cell table:style-name="ce2" office:value-type="float" office:value="167859.2" calcext:value-type="float">
            <text:p>167859.2</text:p>
          </table:table-cell>
          <table:table-cell table:style-name="ce2" office:value-type="float" office:value="10528411" calcext:value-type="float">
            <text:p>1052841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40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07" calcext:value-type="float">
            <text:p>11507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20H52M17S" calcext:value-type="time">
            <text:p>08:52:17 PM</text:p>
          </table:table-cell>
          <table:table-cell table:style-name="ce9" office:value-type="time" office:time-value="PT21H32M39S" calcext:value-type="time">
            <text:p>09:32:39 PM</text:p>
          </table:table-cell>
          <table:table-cell table:style-name="ce14" office:value-type="float" office:value="2422" calcext:value-type="float">
            <text:p>2422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1003833" calcext:value-type="float">
            <text:p>1003833</text:p>
          </table:table-cell>
          <table:table-cell table:style-name="ce2" office:value-type="float" office:value="5.988" calcext:value-type="float">
            <text:p>5.988</text:p>
          </table:table-cell>
          <table:table-cell table:style-name="ce2" office:value-type="float" office:value="167642" calcext:value-type="float">
            <text:p>167642</text:p>
          </table:table-cell>
          <table:table-cell table:style-name="ce2" office:value-type="float" office:value="1664917" calcext:value-type="float">
            <text:p>166491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2^([.S41]-1)+1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8, 2X:7-9, 1Y:1-13, 2Y:3-18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office:value-type="float" office:value="11508" calcext:value-type="float">
            <text:p>11508</text:p>
          </table:table-cell>
          <table:table-cell office:value-type="string" calcext:value-type="string">
            <text:p>POL-HE3</text:p>
          </table:table-cell>
          <table:table-cell office:value-type="float" office:value="0" calcext:value-type="float">
            <text:p>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22H19M29S" calcext:value-type="time">
            <text:p>10:19:29 PM</text:p>
          </table:table-cell>
          <table:table-cell table:style-name="ce6" office:value-type="time" office:time-value="PT22H20M42S" calcext:value-type="time">
            <text:p>10:20:42 P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3663" calcext:value-type="float">
            <text:p>3663</text:p>
          </table:table-cell>
          <table:table-cell office:value-type="float" office:value="0.0129" calcext:value-type="float">
            <text:p>0.0129</text:p>
          </table:table-cell>
          <table:table-cell office:value-type="float" office:value="284320" calcext:value-type="float">
            <text:p>284320</text:p>
          </table:table-cell>
          <table:table-cell office:value-type="float" office:value="5825" calcext:value-type="float">
            <text:p>58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1</text:p>
          </table:table-cell>
          <table:table-cell office:value-type="float" office:value="5" calcext:value-type="float">
            <text:p>5</text:p>
          </table:table-cell>
          <table:table-cell table:formula="of:=2^([.S42]-1)+1" office:value-type="float" office:value="17" calcext:value-type="float">
            <text:p>17</text:p>
          </table:table-cell>
          <table:table-cell office:value-type="string" calcext:value-type="string">
            <text:p>Junk</text:p>
          </table:table-cell>
          <table:table-cell office:value-type="string" calcext:value-type="string">
            <text:p>1X:7-8, 2X:7-9, 1Y:1-13, 2Y:3-18</text:p>
          </table:table-cell>
          <table:table-cell office:value-type="string" calcext:value-type="string">
            <text:p>Junk; trippy beam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11509" calcext:value-type="float">
            <text:p>11509</text:p>
          </table:table-cell>
          <table:table-cell office:value-type="string" calcext:value-type="string">
            <text:p>POL-HE3</text:p>
          </table:table-cell>
          <table:table-cell office:value-type="float" office:value="0" calcext:value-type="float">
            <text:p>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22H44M31S" calcext:value-type="time">
            <text:p>10:44:31 PM</text:p>
          </table:table-cell>
          <table:table-cell table:style-name="ce6" office:value-type="time" office:time-value="PT22H58M38S" calcext:value-type="time">
            <text:p>10:58:38 P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1797336" calcext:value-type="float">
            <text:p>1797336</text:p>
          </table:table-cell>
          <table:table-cell office:value-type="float" office:value="6.5385" calcext:value-type="float">
            <text:p>6.5385</text:p>
          </table:table-cell>
          <table:table-cell office:value-type="float" office:value="274886.9" calcext:value-type="float">
            <text:p>274886.9</text:p>
          </table:table-cell>
          <table:table-cell office:value-type="float" office:value="2524984" calcext:value-type="float">
            <text:p>252498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1</text:p>
          </table:table-cell>
          <table:table-cell office:value-type="float" office:value="4" calcext:value-type="float">
            <text:p>4</text:p>
          </table:table-cell>
          <table:table-cell table:formula="of:=2^([.S43]-1)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justing</text:p>
          </table:table-cell>
          <table:table-cell office:value-type="string" calcext:value-type="string">
            <text:p>Junk; adjusting hodoscope paddles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10" calcext:value-type="float">
            <text:p>11510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22H59M22S" calcext:value-type="time">
            <text:p>10:59:22 PM</text:p>
          </table:table-cell>
          <table:table-cell table:style-name="ce9" office:value-type="time" office:time-value="PT00H00M28S" calcext:value-type="time">
            <text:p>12:00:28 AM</text:p>
          </table:table-cell>
          <table:table-cell table:style-name="ce14" office:value-type="float" office:value="3666" calcext:value-type="float">
            <text:p>3666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6172637" calcext:value-type="float">
            <text:p>6172637</text:p>
          </table:table-cell>
          <table:table-cell table:style-name="ce2" office:value-type="float" office:value="27.276" calcext:value-type="float">
            <text:p>27.276</text:p>
          </table:table-cell>
          <table:table-cell table:style-name="ce2" office:value-type="float" office:value="226302.7" calcext:value-type="float">
            <text:p>226302.7</text:p>
          </table:table-cell>
          <table:table-cell table:style-name="ce2" office:value-type="float" office:value="8080443" calcext:value-type="float">
            <text:p>808044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2^([.S44]-1)+1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7-8, 2X:7-9, 1Y:7, 2Y:10-12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11" calcext:value-type="float">
            <text:p>11511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00H01M00S" calcext:value-type="time">
            <text:p>12:01:00 AM</text:p>
          </table:table-cell>
          <table:table-cell table:style-name="ce9" office:value-type="time" office:time-value="PT00H59M40S" calcext:value-type="time">
            <text:p>12:59:40 AM</text:p>
          </table:table-cell>
          <table:table-cell table:style-name="ce14" office:value-type="float" office:value="3520" calcext:value-type="float">
            <text:p>3520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8115245" calcext:value-type="float">
            <text:p>8115245</text:p>
          </table:table-cell>
          <table:table-cell table:style-name="ce2" office:value-type="float" office:value="36.1157" calcext:value-type="float">
            <text:p>36.1157</text:p>
          </table:table-cell>
          <table:table-cell table:style-name="ce2" office:value-type="float" office:value="224701.6" calcext:value-type="float">
            <text:p>224701.6</text:p>
          </table:table-cell>
          <table:table-cell table:style-name="ce2" office:value-type="float" office:value="10637897" calcext:value-type="float">
            <text:p>1063789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2^([.S45]-1)+1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7-8, 2X:7-9, 1Y:7, 2Y:10-12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12" calcext:value-type="float">
            <text:p>11512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01H00M34S" calcext:value-type="time">
            <text:p>01:00:34 AM</text:p>
          </table:table-cell>
          <table:table-cell table:style-name="ce9" office:value-type="time" office:time-value="PT02H00M11S" calcext:value-type="time">
            <text:p>02:00:11 AM</text:p>
          </table:table-cell>
          <table:table-cell table:style-name="ce14" office:value-type="float" office:value="3577" calcext:value-type="float">
            <text:p>3577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7410901" calcext:value-type="float">
            <text:p>7410901</text:p>
          </table:table-cell>
          <table:table-cell table:style-name="ce2" office:value-type="float" office:value="32.8036" calcext:value-type="float">
            <text:p>32.8036</text:p>
          </table:table-cell>
          <table:table-cell table:style-name="ce2" office:value-type="float" office:value="225917" calcext:value-type="float">
            <text:p>225917</text:p>
          </table:table-cell>
          <table:table-cell table:style-name="ce2" office:value-type="float" office:value="9695271" calcext:value-type="float">
            <text:p>969527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2^([.S46]-1)+1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7-8, 2X:7-9, 1Y:7, 2Y:10-12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13" calcext:value-type="float">
            <text:p>11513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02H00M46S" calcext:value-type="time">
            <text:p>02:00:46 AM</text:p>
          </table:table-cell>
          <table:table-cell table:style-name="ce9" office:value-type="time" office:time-value="PT03H07M18S" calcext:value-type="time">
            <text:p>03:07:18 AM</text:p>
          </table:table-cell>
          <table:table-cell table:style-name="ce14" office:value-type="float" office:value="3992" calcext:value-type="float">
            <text:p>3992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5335231" calcext:value-type="float">
            <text:p>5335231</text:p>
          </table:table-cell>
          <table:table-cell table:style-name="ce2" office:value-type="float" office:value="23.6246" calcext:value-type="float">
            <text:p>23.6246</text:p>
          </table:table-cell>
          <table:table-cell table:style-name="ce2" office:value-type="float" office:value="225833.7" calcext:value-type="float">
            <text:p>225833.7</text:p>
          </table:table-cell>
          <table:table-cell table:style-name="ce2" office:value-type="float" office:value="6996716" calcext:value-type="float">
            <text:p>6996716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2^([.S47]-1)+1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7-8, 2X:7-9, 1Y:7, 2Y:10-12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office:value-type="float" office:value="11514" calcext:value-type="float">
            <text:p>11514</text:p>
          </table:table-cell>
          <table:table-cell office:value-type="string" calcext:value-type="string">
            <text:p>PICKUP-COIL</text:p>
          </table:table-cell>
          <table:table-cell office:value-type="float" office:value="0" calcext:value-type="float">
            <text:p>0</text:p>
          </table:table-cell>
          <table:table-cell office:value-type="float" office:value="-2.129" calcext:value-type="float">
            <text:p>-2.129</text:p>
          </table:table-cell>
          <table:table-cell office:value-type="float" office:value="8.5" calcext:value-type="float">
            <text:p>8.5</text:p>
          </table:table-cell>
          <table:table-cell table:style-name="ce6" office:value-type="time" office:time-value="PT03H10M20S" calcext:value-type="time">
            <text:p>03:10:20 AM</text:p>
          </table:table-cell>
          <table:table-cell table:style-name="ce6" office:value-type="time" office:time-value="PT03H10M40S" calcext:value-type="time">
            <text:p>03:10:40 AM</text:p>
          </table:table-cell>
          <table:table-cell table:style-name="ce6"/>
          <table:table-cell table:style-name="ce17" office:value-type="date" office:date-value="2020-09-20" calcext:value-type="date">
            <text:p>09/20/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1</text:p>
          </table:table-cell>
          <table:table-cell office:value-type="float" office:value="4" calcext:value-type="float">
            <text:p>4</text:p>
          </table:table-cell>
          <table:table-cell table:formula="of:=2^([.S48]-1)+1" office:value-type="float" office:value="9" calcext:value-type="float">
            <text:p>9</text:p>
          </table:table-cell>
          <table:table-cell office:value-type="string" calcext:value-type="string">
            <text:p>NMR</text:p>
          </table:table-cell>
          <table:table-cell office:value-type="string" calcext:value-type="string">
            <text:p>1X:7-8, 2X:7-9, 1Y:7, 2Y:10-12</text:p>
          </table:table-cell>
          <table:table-cell office:value-type="string" calcext:value-type="string">
            <text:p>NMR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15" calcext:value-type="float">
            <text:p>11515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03H18M10S" calcext:value-type="time">
            <text:p>03:18:10 AM</text:p>
          </table:table-cell>
          <table:table-cell table:style-name="ce9" office:value-type="time" office:time-value="PT04H16M29S" calcext:value-type="time">
            <text:p>04:16:29 AM</text:p>
          </table:table-cell>
          <table:table-cell table:style-name="ce14" office:value-type="float" office:value="3499" calcext:value-type="float">
            <text:p>3499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8093962" calcext:value-type="float">
            <text:p>8093962</text:p>
          </table:table-cell>
          <table:table-cell table:style-name="ce2" office:value-type="float" office:value="36.0877" calcext:value-type="float">
            <text:p>36.0877</text:p>
          </table:table-cell>
          <table:table-cell table:style-name="ce2" office:value-type="float" office:value="224285.9" calcext:value-type="float">
            <text:p>224285.9</text:p>
          </table:table-cell>
          <table:table-cell table:style-name="ce2" office:value-type="float" office:value="10596163" calcext:value-type="float">
            <text:p>10596163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2^([.S49]-1)+1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7-8, 2X:7-9, 1Y:7, 2Y:10-12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16" calcext:value-type="float">
            <text:p>11516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04H17M15S" calcext:value-type="time">
            <text:p>04:17:15 AM</text:p>
          </table:table-cell>
          <table:table-cell table:style-name="ce9" office:value-type="time" office:time-value="PT05H14M41S" calcext:value-type="time">
            <text:p>05:14:41 AM</text:p>
          </table:table-cell>
          <table:table-cell table:style-name="ce14" office:value-type="float" office:value="3446" calcext:value-type="float">
            <text:p>3446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7321607" calcext:value-type="float">
            <text:p>7321607</text:p>
          </table:table-cell>
          <table:table-cell table:style-name="ce2" office:value-type="float" office:value="32.3708" calcext:value-type="float">
            <text:p>32.3708</text:p>
          </table:table-cell>
          <table:table-cell table:style-name="ce2" office:value-type="float" office:value="226179.3" calcext:value-type="float">
            <text:p>226179.3</text:p>
          </table:table-cell>
          <table:table-cell table:style-name="ce2" office:value-type="float" office:value="9589647" calcext:value-type="float">
            <text:p>9589647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2^([.S50]-1)+1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7-8, 2X:7-9, 1Y:7, 2Y:10-12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05H15M15S" calcext:value-type="time">
            <text:p>05:15:15 AM</text:p>
          </table:table-cell>
          <table:table-cell table:style-name="ce9" office:value-type="time" office:time-value="PT06H14M46S" calcext:value-type="time">
            <text:p>06:14:46 AM</text:p>
          </table:table-cell>
          <table:table-cell table:style-name="ce14" office:value-type="float" office:value="3571" calcext:value-type="float">
            <text:p>3571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2^([.S51]-1)+1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7-8, 2X:7-9, 1Y:7, 2Y:10-12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11518" calcext:value-type="float">
            <text:p>11518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129" calcext:value-type="float">
            <text:p>-2.129</text:p>
          </table:table-cell>
          <table:table-cell table:style-name="ce2" office:value-type="float" office:value="8.5" calcext:value-type="float">
            <text:p>8.5</text:p>
          </table:table-cell>
          <table:table-cell table:style-name="ce9" office:value-type="time" office:time-value="PT06H15M16S" calcext:value-type="time">
            <text:p>06:15:16 AM</text:p>
          </table:table-cell>
          <table:table-cell table:style-name="ce9" office:value-type="time" office:time-value="PT07H14M08S" calcext:value-type="time">
            <text:p>07:14:08 AM</text:p>
          </table:table-cell>
          <table:table-cell table:style-name="ce14" office:value-type="float" office:value="3532" calcext:value-type="float">
            <text:p>3532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7432521" calcext:value-type="float">
            <text:p>7432521</text:p>
          </table:table-cell>
          <table:table-cell table:style-name="ce2" office:value-type="float" office:value="32.8247" calcext:value-type="float">
            <text:p>32.8247</text:p>
          </table:table-cell>
          <table:table-cell table:style-name="ce2" office:value-type="float" office:value="226430.4" calcext:value-type="float">
            <text:p>226430.4</text:p>
          </table:table-cell>
          <table:table-cell table:style-name="ce2" office:value-type="float" office:value="9724153" calcext:value-type="float">
            <text:p>9724153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2^([.S52]-1)+1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7-8, 2X:7-9, 1Y:7, 2Y:10-12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float" office:value="11519" calcext:value-type="float">
            <text:p>11519</text:p>
          </table:table-cell>
          <table:table-cell table:style-name="ce3" office:value-type="string" calcext:value-type="string">
            <text:p>POL-HE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.129" calcext:value-type="float">
            <text:p>-2.129</text:p>
          </table:table-cell>
          <table:table-cell table:style-name="ce3" office:value-type="float" office:value="8.5" calcext:value-type="float">
            <text:p>8.5</text:p>
          </table:table-cell>
          <table:table-cell table:style-name="ce8" office:value-type="time" office:time-value="PT07H19M40S" calcext:value-type="time">
            <text:p>07:19:40 AM</text:p>
          </table:table-cell>
          <table:table-cell table:style-name="ce8" office:value-type="time" office:time-value="PT07H46M13S" calcext:value-type="time">
            <text:p>07:46:13 AM</text:p>
          </table:table-cell>
          <table:table-cell table:style-name="ce13" office:value-type="float" office:value="1593" calcext:value-type="float">
            <text:p>1593</text:p>
          </table:table-cell>
          <table:table-cell table:style-name="ce19" office:value-type="date" office:date-value="2020-09-20" calcext:value-type="date">
            <text:p>09/20/20</text:p>
          </table:table-cell>
          <table:table-cell table:style-name="ce3" office:value-type="float" office:value="2130294" calcext:value-type="float">
            <text:p>2130294</text:p>
          </table:table-cell>
          <table:table-cell table:style-name="ce3" office:value-type="float" office:value="13.8548" calcext:value-type="float">
            <text:p>13.8548</text:p>
          </table:table-cell>
          <table:table-cell table:style-name="ce3" office:value-type="float" office:value="153758.1" calcext:value-type="float">
            <text:p>153758.1</text:p>
          </table:table-cell>
          <table:table-cell table:style-name="ce3" office:value-type="float" office:value="5273977" calcext:value-type="float">
            <text:p>5273977</text:p>
          </table:table-cell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ps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2^([.S53]-1)+1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All on except Y+5 PMT off. It's the weird one. 1X:1-13, 2X:1-14, 1Y:1-13, 2Y:3-18</text:p>
          </table:table-cell>
          <table:table-cell table:style-name="ce3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float" office:value="11520" calcext:value-type="float">
            <text:p>11520</text:p>
          </table:table-cell>
          <table:table-cell table:style-name="ce3" office:value-type="string" calcext:value-type="string">
            <text:p>POL-HE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.129" calcext:value-type="float">
            <text:p>-2.129</text:p>
          </table:table-cell>
          <table:table-cell table:style-name="ce3" office:value-type="float" office:value="8.5" calcext:value-type="float">
            <text:p>8.5</text:p>
          </table:table-cell>
          <table:table-cell table:style-name="ce8" office:value-type="time" office:time-value="PT07H48M52S" calcext:value-type="time">
            <text:p>07:48:52 AM</text:p>
          </table:table-cell>
          <table:table-cell table:style-name="ce8" office:value-type="time" office:time-value="PT09H16M15S" calcext:value-type="time">
            <text:p>09:16:15 AM</text:p>
          </table:table-cell>
          <table:table-cell table:style-name="ce13" office:value-type="float" office:value="5243" calcext:value-type="float">
            <text:p>5243</text:p>
          </table:table-cell>
          <table:table-cell table:style-name="ce19" office:value-type="date" office:date-value="2020-09-20" calcext:value-type="date">
            <text:p>09/20/20</text:p>
          </table:table-cell>
          <table:table-cell table:style-name="ce3" office:value-type="float" office:value="3130551" calcext:value-type="float">
            <text:p>3130551</text:p>
          </table:table-cell>
          <table:table-cell table:style-name="ce3" office:value-type="float" office:value="41.0108" calcext:value-type="float">
            <text:p>41.0108</text:p>
          </table:table-cell>
          <table:table-cell table:style-name="ce3" office:value-type="float" office:value="76334.9" calcext:value-type="float">
            <text:p>76334.9</text:p>
          </table:table-cell>
          <table:table-cell table:style-name="ce3" office:value-type="float" office:value="7829798" calcext:value-type="float">
            <text:p>7829798</text:p>
          </table:table-cell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ps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2^([.S54]-1)+1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3" office:value-type="string" calcext:value-type="string">
            <text:p>All on except Y+5 PMT off. It's the weird one. 1X:1-13, 2X:1-14, 1Y:1-13, 2Y:3-18</text:p>
          </table:table-cell>
          <table:table-cell table:style-name="ce3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float" office:value="11521" calcext:value-type="float">
            <text:p>11521</text:p>
          </table:table-cell>
          <table:table-cell table:style-name="ce3" office:value-type="string" calcext:value-type="string">
            <text:p>POL-HE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.129" calcext:value-type="float">
            <text:p>-2.129</text:p>
          </table:table-cell>
          <table:table-cell table:style-name="ce3" office:value-type="float" office:value="8.5" calcext:value-type="float">
            <text:p>8.5</text:p>
          </table:table-cell>
          <table:table-cell table:style-name="ce8" office:value-type="time" office:time-value="PT09H16M44S" calcext:value-type="time">
            <text:p>09:16:44 AM</text:p>
          </table:table-cell>
          <table:table-cell table:style-name="ce8" office:value-type="time" office:time-value="PT09H43M48S" calcext:value-type="time">
            <text:p>09:43:48 AM</text:p>
          </table:table-cell>
          <table:table-cell table:style-name="ce13" office:value-type="float" office:value="1624" calcext:value-type="float">
            <text:p>1624</text:p>
          </table:table-cell>
          <table:table-cell table:style-name="ce19" office:value-type="date" office:date-value="2020-09-20" calcext:value-type="date">
            <text:p>09/20/20</text:p>
          </table:table-cell>
          <table:table-cell table:style-name="ce3" office:value-type="float" office:value="1577804" calcext:value-type="float">
            <text:p>1577804</text:p>
          </table:table-cell>
          <table:table-cell table:style-name="ce3" office:value-type="float" office:value="20.9213" calcext:value-type="float">
            <text:p>20.9213</text:p>
          </table:table-cell>
          <table:table-cell table:style-name="ce3" office:value-type="float" office:value="75416.1" calcext:value-type="float">
            <text:p>75416.1</text:p>
          </table:table-cell>
          <table:table-cell table:style-name="ce3" office:value-type="float" office:value="3958214" calcext:value-type="float">
            <text:p>3958214</text:p>
          </table:table-cell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ps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2^([.S55]-1)+1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3" office:value-type="string" calcext:value-type="string">
            <text:p>All on. Looks like Y+5 PMT back on. 1X:1-13, 2X:1-14, 1Y:1-13, 2Y:3-18</text:p>
          </table:table-cell>
          <table:table-cell table:style-name="ce3"/>
          <table:table-cell table:number-columns-repeated="1001"/>
        </table:table-row>
        <table:table-row table:style-name="ro1">
          <table:table-cell table:number-columns-repeated="3"/>
          <table:table-cell table:style-name="ce4" office:value-type="float" office:value="11522" calcext:value-type="float">
            <text:p>11522</text:p>
          </table:table-cell>
          <table:table-cell table:style-name="ce4" office:value-type="string" calcext:value-type="string">
            <text:p>POL-HE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.129" calcext:value-type="float">
            <text:p>-2.129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time" office:time-value="PT11H28M58S" calcext:value-type="time">
            <text:p>11:28:58 AM</text:p>
          </table:table-cell>
          <table:table-cell table:style-name="ce10" office:value-type="time" office:time-value="PT12H25M31S" calcext:value-type="time">
            <text:p>12:25:31 PM</text:p>
          </table:table-cell>
          <table:table-cell table:style-name="ce15" office:value-type="float" office:value="3393" calcext:value-type="float">
            <text:p>3393</text:p>
          </table:table-cell>
          <table:table-cell table:style-name="ce21" office:value-type="date" office:date-value="2020-09-20" calcext:value-type="date">
            <text:p>09/20/20</text:p>
          </table:table-cell>
          <table:table-cell table:style-name="ce4" office:value-type="float" office:value="3134377" calcext:value-type="float">
            <text:p>3134377</text:p>
          </table:table-cell>
          <table:table-cell table:style-name="ce4" office:value-type="float" office:value="26.2819" calcext:value-type="float">
            <text:p>26.2819</text:p>
          </table:table-cell>
          <table:table-cell table:style-name="ce4" office:value-type="float" office:value="119260.1" calcext:value-type="float">
            <text:p>119260.1</text:p>
          </table:table-cell>
          <table:table-cell table:style-name="ce4" office:value-type="float" office:value="9066102" calcext:value-type="float">
            <text:p>906610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ps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2^([.S56]-1)+1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4" office:value-type="string" calcext:value-type="string">
            <text:p>All on. 1X:1-13, 2X:1-14, 1Y:1-13, 2Y:3-18</text:p>
          </table:table-cell>
          <table:table-cell table:style-name="ce4" office:value-type="string" calcext:value-type="string">
            <text:p>all paddles on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23" calcext:value-type="float">
            <text:p>11523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12H33M22S" calcext:value-type="time">
            <text:p>12:33:22 PM</text:p>
          </table:table-cell>
          <table:table-cell table:style-name="ce11" office:value-type="time" office:time-value="PT13H23M38S" calcext:value-type="time">
            <text:p>01:23:38 PM</text:p>
          </table:table-cell>
          <table:table-cell table:style-name="ce16" office:value-type="float" office:value="3016" calcext:value-type="float">
            <text:p>3016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3732780" calcext:value-type="float">
            <text:p>3732780</text:p>
          </table:table-cell>
          <table:table-cell table:style-name="ce5" office:value-type="float" office:value="25.9951" calcext:value-type="float">
            <text:p>25.9951</text:p>
          </table:table-cell>
          <table:table-cell table:style-name="ce5" office:value-type="float" office:value="143595.4" calcext:value-type="float">
            <text:p>143595.4</text:p>
          </table:table-cell>
          <table:table-cell table:style-name="ce5" office:value-type="float" office:value="8586248" calcext:value-type="float">
            <text:p>8586248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2^([.S57]-1)+1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6-13, 2X:6-14, 1Y:1-13, 2Y:3-18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24" calcext:value-type="float">
            <text:p>11524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13H24M07S" calcext:value-type="time">
            <text:p>01:24:07 PM</text:p>
          </table:table-cell>
          <table:table-cell table:style-name="ce11" office:value-type="time" office:time-value="PT13H59M06S" calcext:value-type="time">
            <text:p>01:59:06 PM</text:p>
          </table:table-cell>
          <table:table-cell table:style-name="ce16" office:value-type="float" office:value="2099" calcext:value-type="float">
            <text:p>2099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2203357" calcext:value-type="float">
            <text:p>2203357</text:p>
          </table:table-cell>
          <table:table-cell table:style-name="ce5" office:value-type="float" office:value="15.1775" calcext:value-type="float">
            <text:p>15.1775</text:p>
          </table:table-cell>
          <table:table-cell table:style-name="ce5" office:value-type="float" office:value="145172.5" calcext:value-type="float">
            <text:p>145172.5</text:p>
          </table:table-cell>
          <table:table-cell table:style-name="ce5" office:value-type="float" office:value="5063021" calcext:value-type="float">
            <text:p>5063021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2^([.S58]-1)+1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6-13, 2X:6-14, 1Y:1-13, 2Y:3-18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office:value-type="float" office:value="11525" calcext:value-type="float">
            <text:p>11525</text:p>
          </table:table-cell>
          <table:table-cell office:value-type="string" calcext:value-type="string">
            <text:p>POL-HE3</text:p>
          </table:table-cell>
          <table:table-cell office:value-type="float" office:value="0" calcext:value-type="float">
            <text:p>0</text:p>
          </table:table-cell>
          <table:table-cell office:value-type="float" office:value="-2.129" calcext:value-type="float">
            <text:p>-2.129</text:p>
          </table:table-cell>
          <table:table-cell office:value-type="float" office:value="13" calcext:value-type="float">
            <text:p>13</text:p>
          </table:table-cell>
          <table:table-cell table:style-name="ce6" office:value-type="time" office:time-value="PT14H15M42S" calcext:value-type="time">
            <text:p>02:15:42 PM</text:p>
          </table:table-cell>
          <table:table-cell table:style-name="ce6" office:value-type="time" office:time-value="PT14H17M52S" calcext:value-type="time">
            <text:p>02:17:52 PM</text:p>
          </table:table-cell>
          <table:table-cell table:style-name="ce6"/>
          <table:table-cell table:style-name="ce17" office:value-type="date" office:date-value="2020-09-20" calcext:value-type="date">
            <text:p>09/20/20</text:p>
          </table:table-cell>
          <table:table-cell office:value-type="float" office:value="149439" calcext:value-type="float">
            <text:p>149439</text:p>
          </table:table-cell>
          <table:table-cell office:value-type="float" office:value="1.1535" calcext:value-type="float">
            <text:p>1.1535</text:p>
          </table:table-cell>
          <table:table-cell office:value-type="float" office:value="129550.3" calcext:value-type="float">
            <text:p>129550.3</text:p>
          </table:table-cell>
          <table:table-cell office:value-type="float" office:value="246598" calcext:value-type="float">
            <text:p>24659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s1</text:p>
          </table:table-cell>
          <table:table-cell office:value-type="float" office:value="2" calcext:value-type="float">
            <text:p>2</text:p>
          </table:table-cell>
          <table:table-cell table:formula="of:=2^([.S59]-1)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ing paddles.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11526" calcext:value-type="float">
            <text:p>11526</text:p>
          </table:table-cell>
          <table:table-cell office:value-type="string" calcext:value-type="string">
            <text:p>POL-HE3</text:p>
          </table:table-cell>
          <table:table-cell office:value-type="float" office:value="0" calcext:value-type="float">
            <text:p>0</text:p>
          </table:table-cell>
          <table:table-cell office:value-type="float" office:value="-2.129" calcext:value-type="float">
            <text:p>-2.129</text:p>
          </table:table-cell>
          <table:table-cell office:value-type="float" office:value="13" calcext:value-type="float">
            <text:p>13</text:p>
          </table:table-cell>
          <table:table-cell table:style-name="ce6" office:value-type="time" office:time-value="PT14H18M25S" calcext:value-type="time">
            <text:p>02:18:25 PM</text:p>
          </table:table-cell>
          <table:table-cell table:style-name="ce6" office:value-type="time" office:time-value="PT14H20M12S" calcext:value-type="time">
            <text:p>02:20:12 PM</text:p>
          </table:table-cell>
          <table:table-cell table:style-name="ce6"/>
          <table:table-cell table:style-name="ce17" office:value-type="date" office:date-value="2020-09-20" calcext:value-type="date">
            <text:p>09/20/20</text:p>
          </table:table-cell>
          <table:table-cell office:value-type="float" office:value="144763" calcext:value-type="float">
            <text:p>144763</text:p>
          </table:table-cell>
          <table:table-cell office:value-type="float" office:value="0.9207" calcext:value-type="float">
            <text:p>0.9207</text:p>
          </table:table-cell>
          <table:table-cell office:value-type="float" office:value="157230" calcext:value-type="float">
            <text:p>157230</text:p>
          </table:table-cell>
          <table:table-cell office:value-type="float" office:value="237857" calcext:value-type="float">
            <text:p>23785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s1</text:p>
          </table:table-cell>
          <table:table-cell office:value-type="float" office:value="2" calcext:value-type="float">
            <text:p>2</text:p>
          </table:table-cell>
          <table:table-cell table:formula="of:=2^([.S60]-1)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ing paddles.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11527" calcext:value-type="float">
            <text:p>11527</text:p>
          </table:table-cell>
          <table:table-cell office:value-type="string" calcext:value-type="string">
            <text:p>POL-HE3</text:p>
          </table:table-cell>
          <table:table-cell office:value-type="float" office:value="0" calcext:value-type="float">
            <text:p>0</text:p>
          </table:table-cell>
          <table:table-cell office:value-type="float" office:value="-2.129" calcext:value-type="float">
            <text:p>-2.129</text:p>
          </table:table-cell>
          <table:table-cell office:value-type="float" office:value="13" calcext:value-type="float">
            <text:p>13</text:p>
          </table:table-cell>
          <table:table-cell table:style-name="ce6" office:value-type="time" office:time-value="PT14H20M48S" calcext:value-type="time">
            <text:p>02:20:48 PM</text:p>
          </table:table-cell>
          <table:table-cell table:style-name="ce6" office:value-type="time" office:time-value="PT14H26M10S" calcext:value-type="time">
            <text:p>02:26:10 PM</text:p>
          </table:table-cell>
          <table:table-cell table:style-name="ce6"/>
          <table:table-cell table:style-name="ce17" office:value-type="date" office:date-value="2020-09-20" calcext:value-type="date">
            <text:p>09/20/20</text:p>
          </table:table-cell>
          <table:table-cell office:value-type="float" office:value="418718" calcext:value-type="float">
            <text:p>418718</text:p>
          </table:table-cell>
          <table:table-cell office:value-type="float" office:value="2.9398" calcext:value-type="float">
            <text:p>2.9398</text:p>
          </table:table-cell>
          <table:table-cell office:value-type="float" office:value="142429.6" calcext:value-type="float">
            <text:p>142429.6</text:p>
          </table:table-cell>
          <table:table-cell office:value-type="float" office:value="697657" calcext:value-type="float">
            <text:p>69765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s1</text:p>
          </table:table-cell>
          <table:table-cell office:value-type="float" office:value="2" calcext:value-type="float">
            <text:p>2</text:p>
          </table:table-cell>
          <table:table-cell table:formula="of:=2^([.S61]-1)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ing paddles.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5" office:value-type="float" office:value="11528" calcext:value-type="float">
            <text:p>11528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14H27M27S" calcext:value-type="time">
            <text:p>02:27:27 PM</text:p>
          </table:table-cell>
          <table:table-cell table:style-name="ce11" office:value-type="time" office:time-value="PT15H23M23S" calcext:value-type="time">
            <text:p>03:23:23 PM</text:p>
          </table:table-cell>
          <table:table-cell table:style-name="ce16" office:value-type="float" office:value="3356" calcext:value-type="float">
            <text:p>3356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4908088" calcext:value-type="float">
            <text:p>4908088</text:p>
          </table:table-cell>
          <table:table-cell table:style-name="ce5" office:value-type="float" office:value="25.4827" calcext:value-type="float">
            <text:p>25.4827</text:p>
          </table:table-cell>
          <table:table-cell table:style-name="ce5" office:value-type="float" office:value="192604.7" calcext:value-type="float">
            <text:p>192604.7</text:p>
          </table:table-cell>
          <table:table-cell table:style-name="ce5" office:value-type="float" office:value="9808689" calcext:value-type="float">
            <text:p>9808689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2^([.S62]-1)+1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29" calcext:value-type="float">
            <text:p>11529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15H23M55S" calcext:value-type="time">
            <text:p>03:23:55 PM</text:p>
          </table:table-cell>
          <table:table-cell table:style-name="ce11" office:value-type="time" office:time-value="PT16H33M19S" calcext:value-type="time">
            <text:p>04:33:19 PM</text:p>
          </table:table-cell>
          <table:table-cell table:style-name="ce16" office:value-type="float" office:value="4164" calcext:value-type="float">
            <text:p>4164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6724883" calcext:value-type="float">
            <text:p>6724883</text:p>
          </table:table-cell>
          <table:table-cell table:style-name="ce5" office:value-type="float" office:value="35.0107" calcext:value-type="float">
            <text:p>35.0107</text:p>
          </table:table-cell>
          <table:table-cell table:style-name="ce5" office:value-type="float" office:value="192080.7" calcext:value-type="float">
            <text:p>192080.7</text:p>
          </table:table-cell>
          <table:table-cell table:style-name="ce5" office:value-type="float" office:value="13444273" calcext:value-type="float">
            <text:p>13444273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2^([.S63]-1)+1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30" calcext:value-type="float">
            <text:p>11530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359.9" calcext:value-type="float">
            <text:p>359.9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16H50M26S" calcext:value-type="time">
            <text:p>04:50:26 PM</text:p>
          </table:table-cell>
          <table:table-cell table:style-name="ce11" office:value-type="time" office:time-value="PT17H16M50S" calcext:value-type="time">
            <text:p>05:16:50 PM</text:p>
          </table:table-cell>
          <table:table-cell table:style-name="ce16" office:value-type="float" office:value="1584" calcext:value-type="float">
            <text:p>1584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2355940" calcext:value-type="float">
            <text:p>2355940</text:p>
          </table:table-cell>
          <table:table-cell table:style-name="ce5" office:value-type="float" office:value="12.2753" calcext:value-type="float">
            <text:p>12.2753</text:p>
          </table:table-cell>
          <table:table-cell table:style-name="ce5" office:value-type="float" office:value="191926" calcext:value-type="float">
            <text:p>191926</text:p>
          </table:table-cell>
          <table:table-cell table:style-name="ce5" office:value-type="float" office:value="4717954" calcext:value-type="float">
            <text:p>4717954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2^([.S64]-1)+1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31" calcext:value-type="float">
            <text:p>11531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18H40M04S" calcext:value-type="time">
            <text:p>06:40:04 PM</text:p>
          </table:table-cell>
          <table:table-cell table:style-name="ce11" office:value-type="time" office:time-value="PT19H39M13S" calcext:value-type="time">
            <text:p>07:39:13 PM</text:p>
          </table:table-cell>
          <table:table-cell table:style-name="ce16" office:value-type="float" office:value="3549" calcext:value-type="float">
            <text:p>3549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4229652" calcext:value-type="float">
            <text:p>4229652</text:p>
          </table:table-cell>
          <table:table-cell table:style-name="ce5" office:value-type="float" office:value="21.5561" calcext:value-type="float">
            <text:p>21.5561</text:p>
          </table:table-cell>
          <table:table-cell table:style-name="ce5" office:value-type="float" office:value="196216.3" calcext:value-type="float">
            <text:p>196216.3</text:p>
          </table:table-cell>
          <table:table-cell table:style-name="ce5" office:value-type="float" office:value="8393293" calcext:value-type="float">
            <text:p>8393293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2^([.S65]-1)+1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32" calcext:value-type="float">
            <text:p>11532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19H40M24S" calcext:value-type="time">
            <text:p>07:40:24 PM</text:p>
          </table:table-cell>
          <table:table-cell table:style-name="ce11" office:value-type="time" office:time-value="PT20H05M18S" calcext:value-type="time">
            <text:p>08:05:18 PM</text:p>
          </table:table-cell>
          <table:table-cell table:style-name="ce16" office:value-type="float" office:value="1494" calcext:value-type="float">
            <text:p>1494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1" calcext:value-type="float">
            <text:p>0.000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2^([.S66]-1)+1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 office:value-type="string" calcext:value-type="string">
            <text:p>I think there's some useful data here still. Old note: JUNK (no beam, stopped early)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11533" calcext:value-type="float">
            <text:p>11533</text:p>
          </table:table-cell>
          <table:table-cell office:value-type="string" calcext:value-type="string">
            <text:p>POL-HE3</text:p>
          </table:table-cell>
          <table:table-cell office:value-type="float" office:value="0" calcext:value-type="float">
            <text:p>0</text:p>
          </table:table-cell>
          <table:table-cell office:value-type="float" office:value="-2.129" calcext:value-type="float">
            <text:p>-2.129</text:p>
          </table:table-cell>
          <table:table-cell office:value-type="float" office:value="13" calcext:value-type="float">
            <text:p>13</text:p>
          </table:table-cell>
          <table:table-cell table:style-name="ce6" office:value-type="time" office:time-value="PT21H30M32S" calcext:value-type="time">
            <text:p>09:30:32 PM</text:p>
          </table:table-cell>
          <table:table-cell table:style-name="ce6" office:value-type="time" office:time-value="PT21H31M04S" calcext:value-type="time">
            <text:p>09:31:04 PM</text:p>
          </table:table-cell>
          <table:table-cell table:style-name="ce6"/>
          <table:table-cell table:style-name="ce17" office:value-type="date" office:date-value="2020-09-20" calcext:value-type="date">
            <text:p>09/20/20</text:p>
          </table:table-cell>
          <table:table-cell office:value-type="float" office:value="51312" calcext:value-type="float">
            <text:p>51312</text:p>
          </table:table-cell>
          <table:table-cell office:value-type="float" office:value="0.6863" calcext:value-type="float">
            <text:p>0.6863</text:p>
          </table:table-cell>
          <table:table-cell office:value-type="float" office:value="74768.5" calcext:value-type="float">
            <text:p>74768.5</text:p>
          </table:table-cell>
          <table:table-cell office:value-type="float" office:value="103659" calcext:value-type="float">
            <text:p>10365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1</text:p>
          </table:table-cell>
          <table:table-cell office:value-type="float" office:value="3" calcext:value-type="float">
            <text:p>3</text:p>
          </table:table-cell>
          <table:table-cell table:formula="of:=2^([.S67]-1)+1"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1X:6-13, 2X:6-14, 1Y:5-9, 2Y:7-13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11534" calcext:value-type="float">
            <text:p>11534</text:p>
          </table:table-cell>
          <table:table-cell office:value-type="string" calcext:value-type="string">
            <text:p>POL-HE3</text:p>
          </table:table-cell>
          <table:table-cell office:value-type="float" office:value="0" calcext:value-type="float">
            <text:p>0</text:p>
          </table:table-cell>
          <table:table-cell office:value-type="float" office:value="-2.129" calcext:value-type="float">
            <text:p>-2.129</text:p>
          </table:table-cell>
          <table:table-cell office:value-type="float" office:value="13" calcext:value-type="float">
            <text:p>13</text:p>
          </table:table-cell>
          <table:table-cell table:style-name="ce6" office:value-type="time" office:time-value="PT21H31M41S" calcext:value-type="time">
            <text:p>09:31:41 PM</text:p>
          </table:table-cell>
          <table:table-cell table:style-name="ce6" office:value-type="time" office:time-value="PT21H32M58S" calcext:value-type="time">
            <text:p>09:32:58 PM</text:p>
          </table:table-cell>
          <table:table-cell table:style-name="ce6"/>
          <table:table-cell table:style-name="ce17" office:value-type="date" office:date-value="2020-09-20" calcext:value-type="date">
            <text:p>09/20/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1</text:p>
          </table:table-cell>
          <table:table-cell office:value-type="float" office:value="3" calcext:value-type="float">
            <text:p>3</text:p>
          </table:table-cell>
          <table:table-cell table:formula="of:=2^([.S68]-1)+1"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1X:6-13, 2X:6-14, 1Y:5-9, 2Y:7-13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5" office:value-type="float" office:value="11535" calcext:value-type="float">
            <text:p>11535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21H33M34S" calcext:value-type="time">
            <text:p>09:33:34 PM</text:p>
          </table:table-cell>
          <table:table-cell table:style-name="ce11" office:value-type="time" office:time-value="PT22H15M58S" calcext:value-type="time">
            <text:p>10:15:58 PM</text:p>
          </table:table-cell>
          <table:table-cell table:style-name="ce16" office:value-type="float" office:value="2544" calcext:value-type="float">
            <text:p>2544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1739431" calcext:value-type="float">
            <text:p>1739431</text:p>
          </table:table-cell>
          <table:table-cell table:style-name="ce5" office:value-type="float" office:value="23.4659" calcext:value-type="float">
            <text:p>23.4659</text:p>
          </table:table-cell>
          <table:table-cell table:style-name="ce5" office:value-type="float" office:value="74125.8" calcext:value-type="float">
            <text:p>74125.8</text:p>
          </table:table-cell>
          <table:table-cell table:style-name="ce5" office:value-type="float" office:value="3512926" calcext:value-type="float">
            <text:p>3512926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2^([.S69]-1)+1" office:value-type="float" office:value="5" calcext:value-type="float">
            <text:p>5</text:p>
          </table:table-cell>
          <table:table-cell table:style-name="ce26" office:value-type="string" calcext:value-type="string">
            <text:p>20,25,3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36" calcext:value-type="float">
            <text:p>11536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22H28M32S" calcext:value-type="time">
            <text:p>10:28:32 PM</text:p>
          </table:table-cell>
          <table:table-cell table:style-name="ce11" office:value-type="time" office:time-value="PT22H51M29S" calcext:value-type="time">
            <text:p>10:51:29 PM</text:p>
          </table:table-cell>
          <table:table-cell table:style-name="ce16" office:value-type="float" office:value="1377" calcext:value-type="float">
            <text:p>1377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347960" calcext:value-type="float">
            <text:p>347960</text:p>
          </table:table-cell>
          <table:table-cell table:style-name="ce5" office:value-type="float" office:value="4.8919" calcext:value-type="float">
            <text:p>4.8919</text:p>
          </table:table-cell>
          <table:table-cell table:style-name="ce5" office:value-type="float" office:value="71129.9" calcext:value-type="float">
            <text:p>71129.9</text:p>
          </table:table-cell>
          <table:table-cell table:style-name="ce5" office:value-type="float" office:value="705281" calcext:value-type="float">
            <text:p>70528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2^([.S70]-1)+1" office:value-type="float" office:value="5" calcext:value-type="float">
            <text:p>5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37" calcext:value-type="float">
            <text:p>11537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23H13M52S" calcext:value-type="time">
            <text:p>11:13:52 PM</text:p>
          </table:table-cell>
          <table:table-cell table:style-name="ce11" office:value-type="time" office:time-value="PT00H41M10S" calcext:value-type="time">
            <text:p>12:41:10 AM</text:p>
          </table:table-cell>
          <table:table-cell table:style-name="ce16" office:value-type="float" office:value="5238" calcext:value-type="float">
            <text:p>5238</text:p>
          </table:table-cell>
          <table:table-cell table:style-name="ce22" office:value-type="date" office:date-value="2020-09-21" calcext:value-type="date">
            <text:p>09/21/20</text:p>
          </table:table-cell>
          <table:table-cell table:style-name="ce5" office:value-type="float" office:value="4859807" calcext:value-type="float">
            <text:p>4859807</text:p>
          </table:table-cell>
          <table:table-cell table:style-name="ce5" office:value-type="float" office:value="70.0638" calcext:value-type="float">
            <text:p>70.0638</text:p>
          </table:table-cell>
          <table:table-cell table:style-name="ce5" office:value-type="float" office:value="69362.6" calcext:value-type="float">
            <text:p>69362.6</text:p>
          </table:table-cell>
          <table:table-cell table:style-name="ce5" office:value-type="float" office:value="9887959" calcext:value-type="float">
            <text:p>9887959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2^([.S71]-1)+1" office:value-type="float" office:value="5" calcext:value-type="float">
            <text:p>5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38" calcext:value-type="float">
            <text:p>11538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00H41M56S" calcext:value-type="time">
            <text:p>12:41:56 AM</text:p>
          </table:table-cell>
          <table:table-cell table:style-name="ce11" office:value-type="time" office:time-value="PT01H51M30S" calcext:value-type="time">
            <text:p>01:51:30 AM</text:p>
          </table:table-cell>
          <table:table-cell table:style-name="ce16" office:value-type="float" office:value="4174" calcext:value-type="float">
            <text:p>4174</text:p>
          </table:table-cell>
          <table:table-cell table:style-name="ce22" office:value-type="date" office:date-value="2020-09-21" calcext:value-type="date">
            <text:p>09/21/20</text:p>
          </table:table-cell>
          <table:table-cell table:style-name="ce5" office:value-type="float" office:value="6787528" calcext:value-type="float">
            <text:p>6787528</text:p>
          </table:table-cell>
          <table:table-cell table:style-name="ce5" office:value-type="float" office:value="97.661" calcext:value-type="float">
            <text:p>97.661</text:p>
          </table:table-cell>
          <table:table-cell table:style-name="ce5" office:value-type="float" office:value="69500.9" calcext:value-type="float">
            <text:p>69500.9</text:p>
          </table:table-cell>
          <table:table-cell table:style-name="ce5" office:value-type="float" office:value="13802188" calcext:value-type="float">
            <text:p>13802188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2^([.S72]-1)+1" office:value-type="float" office:value="5" calcext:value-type="float">
            <text:p>5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39" calcext:value-type="float">
            <text:p>11539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01H52M14S" calcext:value-type="time">
            <text:p>01:52:14 AM</text:p>
          </table:table-cell>
          <table:table-cell table:style-name="ce11" office:value-type="time" office:time-value="PT02H49M45S" calcext:value-type="time">
            <text:p>02:49:45 AM</text:p>
          </table:table-cell>
          <table:table-cell table:style-name="ce16" office:value-type="float" office:value="3451" calcext:value-type="float">
            <text:p>3451</text:p>
          </table:table-cell>
          <table:table-cell table:style-name="ce22" office:value-type="date" office:date-value="2020-09-21" calcext:value-type="date">
            <text:p>09/21/20</text:p>
          </table:table-cell>
          <table:table-cell table:style-name="ce5" office:value-type="float" office:value="3376796" calcext:value-type="float">
            <text:p>3376796</text:p>
          </table:table-cell>
          <table:table-cell table:style-name="ce5" office:value-type="float" office:value="48.2846" calcext:value-type="float">
            <text:p>48.2846</text:p>
          </table:table-cell>
          <table:table-cell table:style-name="ce5" office:value-type="float" office:value="69935.3" calcext:value-type="float">
            <text:p>69935.3</text:p>
          </table:table-cell>
          <table:table-cell table:style-name="ce5" office:value-type="float" office:value="6865134" calcext:value-type="float">
            <text:p>6865134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2^([.S73]-1)+1" office:value-type="float" office:value="5" calcext:value-type="float">
            <text:p>5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40" calcext:value-type="float">
            <text:p>11540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04H58M08S" calcext:value-type="time">
            <text:p>04:58:08 AM</text:p>
          </table:table-cell>
          <table:table-cell table:style-name="ce11" office:value-type="time" office:time-value="PT06H02M13S" calcext:value-type="time">
            <text:p>06:02:13 AM</text:p>
          </table:table-cell>
          <table:table-cell table:style-name="ce16" office:value-type="float" office:value="3845" calcext:value-type="float">
            <text:p>3845</text:p>
          </table:table-cell>
          <table:table-cell table:style-name="ce22" office:value-type="date" office:date-value="2020-09-21" calcext:value-type="date">
            <text:p>09/21/20</text:p>
          </table:table-cell>
          <table:table-cell table:style-name="ce5" office:value-type="float" office:value="5092515" calcext:value-type="float">
            <text:p>5092515</text:p>
          </table:table-cell>
          <table:table-cell table:style-name="ce5" office:value-type="float" office:value="72.4928" calcext:value-type="float">
            <text:p>72.4928</text:p>
          </table:table-cell>
          <table:table-cell table:style-name="ce5" office:value-type="float" office:value="70248.6" calcext:value-type="float">
            <text:p>70248.6</text:p>
          </table:table-cell>
          <table:table-cell table:style-name="ce5" office:value-type="float" office:value="10338518" calcext:value-type="float">
            <text:p>10338518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2^([.S74]-1)+1" office:value-type="float" office:value="5" calcext:value-type="float">
            <text:p>5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 office:value-type="string" calcext:value-type="string">
            <text:p>Parity DAQ was in a weird state for most of this run. Probably still fine.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11541" calcext:value-type="float">
            <text:p>11541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.129" calcext:value-type="float">
            <text:p>-2.129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time" office:time-value="PT06H02M46S" calcext:value-type="time">
            <text:p>06:02:46 AM</text:p>
          </table:table-cell>
          <table:table-cell table:style-name="ce11" office:value-type="time" office:time-value="PT07H00M47S" calcext:value-type="time">
            <text:p>07:00:47 AM</text:p>
          </table:table-cell>
          <table:table-cell table:style-name="ce16" office:value-type="float" office:value="3481" calcext:value-type="float">
            <text:p>3481</text:p>
          </table:table-cell>
          <table:table-cell table:style-name="ce22" office:value-type="date" office:date-value="2020-09-21" calcext:value-type="date">
            <text:p>09/21/20</text:p>
          </table:table-cell>
          <table:table-cell table:style-name="ce5" office:value-type="float" office:value="4421377" calcext:value-type="float">
            <text:p>4421377</text:p>
          </table:table-cell>
          <table:table-cell table:style-name="ce5" office:value-type="float" office:value="63.3521" calcext:value-type="float">
            <text:p>63.3521</text:p>
          </table:table-cell>
          <table:table-cell table:style-name="ce5" office:value-type="float" office:value="69790.5" calcext:value-type="float">
            <text:p>69790.5</text:p>
          </table:table-cell>
          <table:table-cell table:style-name="ce5" office:value-type="float" office:value="8988171" calcext:value-type="float">
            <text:p>898817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2^([.S75]-1)+1" office:value-type="float" office:value="5" calcext:value-type="float">
            <text:p>5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6-13, 2X:6-14, 1Y:5-9, 2Y:7-13</text:p>
          </table:table-cell>
          <table:table-cell table:style-name="ce5"/>
          <table:table-cell table:number-columns-repeated="1001"/>
        </table:table-row>
        <table:table-row table:style-name="ro3">
          <table:table-cell table:number-columns-repeated="10"/>
          <table:table-cell office:value-type="string" calcext:value-type="string">
            <text:p>seconds</text:p>
          </table:table-cell>
          <table:table-cell office:value-type="string" calcext:value-type="string">
            <text:p>hours</text:p>
          </table:table-cell>
          <table:table-cell table:style-name="ce12" office:value-type="string" calcext:value-type="string">
            <text:p>Est 50% Up Time (sec)</text:p>
          </table:table-cell>
          <table:table-cell table:style-name="ce12" office:value-type="string" calcext:value-type="string">
            <text:p>Very very rough elastic rate (Hz)</text:p>
          </table:table-cell>
          <table:table-cell table:style-name="ce12" office:value-type="string" calcext:value-type="string">
            <text:p>Rough Elastic Events</text:p>
          </table:table-cell>
          <table:table-cell table:style-name="ce12" office:value-type="string" calcext:value-type="string">
            <text:p>Uncertainty on Asymmetry</text:p>
          </table:table-cell>
          <table:table-cell table:number-columns-repeated="1008"/>
        </table:table-row>
        <table:table-row table:style-name="ro4">
          <table:table-cell table:number-columns-repeated="9"/>
          <table:table-cell table:style-name="ce12" office:value-type="string" calcext:value-type="string">
            <text:p>Total Time 8.5 deg some paddles off</text:p>
          </table:table-cell>
          <table:table-cell table:formula="of:=SUM([.K28:.K52])" office:value-type="float" office:value="78735" calcext:value-type="float">
            <text:p>78735</text:p>
          </table:table-cell>
          <table:table-cell table:formula="of:=[.K77]/60/60" office:value-type="float" office:value="21.8708333333333" calcext:value-type="float">
            <text:p>21.8708333333</text:p>
          </table:table-cell>
          <table:table-cell table:formula="of:=[.K77]/2" office:value-type="float" office:value="39367.5" calcext:value-type="float">
            <text:p>39367.5</text:p>
          </table:table-cell>
          <table:table-cell office:value-type="float" office:value="47.985815602837" calcext:value-type="float">
            <text:p>47.9858156028</text:p>
          </table:table-cell>
          <table:table-cell table:formula="of:=[.M77]*[.N77]" office:value-type="float" office:value="1889081.59574469" calcext:value-type="float">
            <text:p>1889081.59574469</text:p>
          </table:table-cell>
          <table:table-cell table:formula="of:=1/SQRT([.O77])" office:value-type="float" office:value="0.00072756976225757" calcext:value-type="float">
            <text:p>0.0007275698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12" office:value-type="string" calcext:value-type="string">
            <text:p>Total Time 13 deg some paddles off</text:p>
          </table:table-cell>
          <table:table-cell table:formula="of:=SUM([.K57:.K75])" office:value-type="float" office:value="43372" calcext:value-type="float">
            <text:p>43372</text:p>
          </table:table-cell>
          <table:table-cell table:formula="of:=[.K78]/60/60" office:value-type="float" office:value="12.0477777777778" calcext:value-type="float">
            <text:p>12.0477777778</text:p>
          </table:table-cell>
          <table:table-cell table:formula="of:=[.K78]/2" office:value-type="float" office:value="21686" calcext:value-type="float">
            <text:p>21686</text:p>
          </table:table-cell>
          <table:table-cell office:value-type="float" office:value="7.18295815602836" calcext:value-type="float">
            <text:p>7.182958156</text:p>
          </table:table-cell>
          <table:table-cell table:formula="of:=[.M78]*[.N78]" office:value-type="float" office:value="155769.630571631" calcext:value-type="float">
            <text:p>155769.630571631</text:p>
          </table:table-cell>
          <table:table-cell table:formula="of:=1/SQRT([.O78])" office:value-type="float" office:value="0.00253371991532487" calcext:value-type="float">
            <text:p>0.0025337199</text:p>
          </table:table-cell>
          <table:table-cell table:number-columns-repeated="1008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HM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ol Direction</text:p>
          </table:table-cell>
          <table:table-cell office:value-type="string" calcext:value-type="string">
            <text:p>P_hms</text:p>
          </table:table-cell>
          <table:table-cell office:value-type="string" calcext:value-type="string">
            <text:p>HMS Angl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l Coun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Triggers</text:p>
          </table:table-cell>
          <table:table-cell office:value-type="string" calcext:value-type="string">
            <text:p>IHW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Prescale Value</text:p>
          </table:table-cell>
          <table:table-cell office:value-type="string" calcext:value-type="string">
            <text:p>Real Prescale</text:p>
          </table:table-cell>
          <table:table-cell/>
          <table:table-cell office:value-type="string" calcext:value-type="string">
            <text:p>Paddles</text:p>
          </table:table-cell>
          <table:table-cell office:value-type="string" calcext:value-type="string">
            <text:p>Comment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4265" calcext:value-type="float">
            <text:p>4265</text:p>
          </table:table-cell>
          <table:table-cell office:value-type="string" calcext:value-type="string">
            <text:p>POL-HE3</text:p>
          </table:table-cell>
          <table:table-cell office:value-type="float" office:value="180" calcext:value-type="float">
            <text:p>180</text:p>
          </table:table-cell>
          <table:table-cell office:value-type="float" office:value="-4.2" calcext:value-type="float">
            <text:p>-4.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8H41M29S" calcext:value-type="time">
            <text:p>08:41:29 AM</text:p>
          </table:table-cell>
          <table:table-cell table:style-name="ce6" office:value-type="time" office:time-value="PT08H42M48S" calcext:value-type="time">
            <text:p>08:42:48 A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Junk run - Raster check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4266" calcext:value-type="float">
            <text:p>4266</text:p>
          </table:table-cell>
          <table:table-cell office:value-type="string" calcext:value-type="string">
            <text:p>EMPTY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16H04M20S" calcext:value-type="time">
            <text:p>04:04:20 PM</text:p>
          </table:table-cell>
          <table:table-cell table:style-name="ce6" office:value-type="time" office:time-value="PT16H50M31S" calcext:value-type="time">
            <text:p>04:50:31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269609" calcext:value-type="float">
            <text:p>269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238735" calcext:value-type="float">
            <text:p>1238735</text:p>
          </table:table-cell>
          <table:table-cell table:number-columns-repeated="6"/>
          <table:table-cell office:value-type="string" calcext:value-type="string">
            <text:p>Beam energy measurement.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4267" calcext:value-type="float">
            <text:p>4267</text:p>
          </table:table-cell>
          <table:table-cell office:value-type="string" calcext:value-type="string">
            <text:p>C-OPTICS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18H34M01S" calcext:value-type="time">
            <text:p>06:34:01 PM</text:p>
          </table:table-cell>
          <table:table-cell table:style-name="ce6" office:value-type="time" office:time-value="PT18H45M48S" calcext:value-type="time">
            <text:p>06:45:48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1258775" calcext:value-type="float">
            <text:p>1258775</text:p>
          </table:table-cell>
          <table:table-cell office:value-type="float" office:value="0.8843" calcext:value-type="float">
            <text:p>0.8843</text:p>
          </table:table-cell>
          <table:table-cell office:value-type="float" office:value="1423485.2" calcext:value-type="float">
            <text:p>1423485.2</text:p>
          </table:table-cell>
          <table:table-cell office:value-type="float" office:value="2641829" calcext:value-type="float">
            <text:p>2641829</text:p>
          </table:table-cell>
          <table:table-cell table:number-columns-repeated="6"/>
          <table:table-cell office:value-type="string" calcext:value-type="string">
            <text:p>carbon foil ion chamber calibration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4268" calcext:value-type="float">
            <text:p>4268</text:p>
          </table:table-cell>
          <table:table-cell office:value-type="string" calcext:value-type="string">
            <text:p>REF-N2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19H07M38S" calcext:value-type="time">
            <text:p>07:07:38 PM</text:p>
          </table:table-cell>
          <table:table-cell table:style-name="ce6" office:value-type="time" office:time-value="PT19H24M27S" calcext:value-type="time">
            <text:p>07:24:27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2512793" calcext:value-type="float">
            <text:p>2512793</text:p>
          </table:table-cell>
          <table:table-cell office:value-type="float" office:value="3.2948" calcext:value-type="float">
            <text:p>3.2948</text:p>
          </table:table-cell>
          <table:table-cell office:value-type="float" office:value="762643.3" calcext:value-type="float">
            <text:p>762643.3</text:p>
          </table:table-cell>
          <table:table-cell office:value-type="float" office:value="6140812" calcext:value-type="float">
            <text:p>6140812</text:p>
          </table:table-cell>
          <table:table-cell table:number-columns-repeated="6"/>
          <table:table-cell table:style-name="ce27" office:value-type="string" calcext:value-type="string">
            <text:p>checking for scraping during reference cell ion chamber calibration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4269" calcext:value-type="float">
            <text:p>4269</text:p>
          </table:table-cell>
          <table:table-cell office:value-type="string" calcext:value-type="string">
            <text:p>C-FOIL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19H39M28S" calcext:value-type="time">
            <text:p>07:39:28 PM</text:p>
          </table:table-cell>
          <table:table-cell table:style-name="ce6" office:value-type="time" office:time-value="PT19H43M27S" calcext:value-type="time">
            <text:p>07:43:27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695447" calcext:value-type="float">
            <text:p>695447</text:p>
          </table:table-cell>
          <table:table-cell office:value-type="float" office:value="1.1002" calcext:value-type="float">
            <text:p>1.1002</text:p>
          </table:table-cell>
          <table:table-cell office:value-type="float" office:value="632091.9" calcext:value-type="float">
            <text:p>632091.9</text:p>
          </table:table-cell>
          <table:table-cell office:value-type="float" office:value="1522634" calcext:value-type="float">
            <text:p>1522634</text:p>
          </table:table-cell>
          <table:table-cell table:number-columns-repeated="6"/>
          <table:table-cell office:value-type="string" calcext:value-type="string">
            <text:p>Junk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4270" calcext:value-type="float">
            <text:p>4270</text:p>
          </table:table-cell>
          <table:table-cell office:value-type="string" calcext:value-type="string">
            <text:p>C-FOIL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19H48M53S" calcext:value-type="time">
            <text:p>07:48:53 PM</text:p>
          </table:table-cell>
          <table:table-cell table:style-name="ce6" office:value-type="time" office:time-value="PT20H10M21S" calcext:value-type="time">
            <text:p>08:10:21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1800635" calcext:value-type="float">
            <text:p>1800635</text:p>
          </table:table-cell>
          <table:table-cell office:value-type="float" office:value="4.9735" calcext:value-type="float">
            <text:p>4.9735</text:p>
          </table:table-cell>
          <table:table-cell office:value-type="float" office:value="362043.5" calcext:value-type="float">
            <text:p>362043.5</text:p>
          </table:table-cell>
          <table:table-cell office:value-type="float" office:value="3973358" calcext:value-type="float">
            <text:p>3973358</text:p>
          </table:table-cell>
          <table:table-cell table:number-columns-repeated="6"/>
          <table:table-cell office:value-type="string" calcext:value-type="string">
            <text:p>Production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4271" calcext:value-type="float">
            <text:p>4271</text:p>
          </table:table-cell>
          <table:table-cell office:value-type="string" calcext:value-type="string">
            <text:p>C-FOIL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20H12M12S" calcext:value-type="time">
            <text:p>08:12:12 PM</text:p>
          </table:table-cell>
          <table:table-cell table:style-name="ce6" office:value-type="time" office:time-value="PT20H30M03S" calcext:value-type="time">
            <text:p>08:30:03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1597082" calcext:value-type="float">
            <text:p>1597082</text:p>
          </table:table-cell>
          <table:table-cell office:value-type="float" office:value="8.8366" calcext:value-type="float">
            <text:p>8.8366</text:p>
          </table:table-cell>
          <table:table-cell office:value-type="float" office:value="180734.8" calcext:value-type="float">
            <text:p>180734.8</text:p>
          </table:table-cell>
          <table:table-cell office:value-type="float" office:value="3552586" calcext:value-type="float">
            <text:p>3552586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72" calcext:value-type="float">
            <text:p>4272</text:p>
          </table:table-cell>
          <table:table-cell office:value-type="string" calcext:value-type="string">
            <text:p>REF-H2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20H34M24S" calcext:value-type="time">
            <text:p>08:34:24 PM</text:p>
          </table:table-cell>
          <table:table-cell table:style-name="ce6" office:value-type="time" office:time-value="PT21H20M54S" calcext:value-type="time">
            <text:p>09:20:54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1550237" calcext:value-type="float">
            <text:p>1550237</text:p>
          </table:table-cell>
          <table:table-cell office:value-type="float" office:value="26.6913" calcext:value-type="float">
            <text:p>26.6913</text:p>
          </table:table-cell>
          <table:table-cell office:value-type="float" office:value="58080.3" calcext:value-type="float">
            <text:p>58080.3</text:p>
          </table:table-cell>
          <table:table-cell office:value-type="float" office:value="8829949" calcext:value-type="float">
            <text:p>8829949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73" calcext:value-type="float">
            <text:p>4273</text:p>
          </table:table-cell>
          <table:table-cell office:value-type="string" calcext:value-type="string">
            <text:p>REF-VAC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21H24M25S" calcext:value-type="time">
            <text:p>09:24:25 PM</text:p>
          </table:table-cell>
          <table:table-cell table:style-name="ce6" office:value-type="time" office:time-value="PT22H10M00S" calcext:value-type="time">
            <text:p>10:10:00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61938" calcext:value-type="float">
            <text:p>61938</text:p>
          </table:table-cell>
          <table:table-cell office:value-type="float" office:value="24.6545" calcext:value-type="float">
            <text:p>24.6545</text:p>
          </table:table-cell>
          <table:table-cell office:value-type="float" office:value="2512.2" calcext:value-type="float">
            <text:p>2512.2</text:p>
          </table:table-cell>
          <table:table-cell office:value-type="float" office:value="5960447" calcext:value-type="float">
            <text:p>5960447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74" calcext:value-type="float">
            <text:p>4274</text:p>
          </table:table-cell>
          <table:table-cell office:value-type="string" calcext:value-type="string">
            <text:p>PICKUP-COIL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22H16M38S" calcext:value-type="time">
            <text:p>10:16:38 PM</text:p>
          </table:table-cell>
          <table:table-cell table:style-name="ce6" office:value-type="time" office:time-value="PT22H53M15S" calcext:value-type="time">
            <text:p>10:53:15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1106690" calcext:value-type="float">
            <text:p>1106690</text:p>
          </table:table-cell>
          <table:table-cell office:value-type="float" office:value="20.2714" calcext:value-type="float">
            <text:p>20.2714</text:p>
          </table:table-cell>
          <table:table-cell office:value-type="float" office:value="54593.6" calcext:value-type="float">
            <text:p>54593.6</text:p>
          </table:table-cell>
          <table:table-cell office:value-type="float" office:value="4907571" calcext:value-type="float">
            <text:p>490757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75" calcext:value-type="float">
            <text:p>4275</text:p>
          </table:table-cell>
          <table:table-cell office:value-type="string" calcext:value-type="string">
            <text:p>REF-VAC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23H08M40S" calcext:value-type="time">
            <text:p>11:08:40 PM</text:p>
          </table:table-cell>
          <table:table-cell table:style-name="ce6" office:value-type="time" office:time-value="PT23H36M09S" calcext:value-type="time">
            <text:p>11:36:09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9997" calcext:value-type="float">
            <text:p>9997</text:p>
          </table:table-cell>
          <table:table-cell office:value-type="float" office:value="12.8124" calcext:value-type="float">
            <text:p>12.8124</text:p>
          </table:table-cell>
          <table:table-cell office:value-type="float" office:value="780.3" calcext:value-type="float">
            <text:p>780.3</text:p>
          </table:table-cell>
          <table:table-cell office:value-type="float" office:value="2028921" calcext:value-type="float">
            <text:p>202892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76" calcext:value-type="float">
            <text:p>4276</text:p>
          </table:table-cell>
          <table:table-cell office:value-type="string" calcext:value-type="string">
            <text:p>REF-VAC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23H38M01S" calcext:value-type="time">
            <text:p>11:38:01 PM</text:p>
          </table:table-cell>
          <table:table-cell table:style-name="ce6" office:value-type="time" office:time-value="PT23H54M45S" calcext:value-type="time">
            <text:p>11:54:45 PM</text:p>
          </table:table-cell>
          <table:table-cell table:style-name="ce6"/>
          <table:table-cell table:style-name="ce17" office:value-type="date" office:date-value="2020-09-18" calcext:value-type="date">
            <text:p>09/18/20</text:p>
          </table:table-cell>
          <table:table-cell office:value-type="float" office:value="6730" calcext:value-type="float">
            <text:p>6730</text:p>
          </table:table-cell>
          <table:table-cell office:value-type="float" office:value="8.6952" calcext:value-type="float">
            <text:p>8.6952</text:p>
          </table:table-cell>
          <table:table-cell office:value-type="float" office:value="774" calcext:value-type="float">
            <text:p>774</text:p>
          </table:table-cell>
          <table:table-cell office:value-type="float" office:value="1377701" calcext:value-type="float">
            <text:p>137770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77" calcext:value-type="float">
            <text:p>4277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0H05M59S" calcext:value-type="time">
            <text:p>12:05:59 AM</text:p>
          </table:table-cell>
          <table:table-cell table:style-name="ce6" office:value-type="time" office:time-value="PT00H09M42S" calcext:value-type="time">
            <text:p>12:09:42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2448" calcext:value-type="float">
            <text:p>2448</text:p>
          </table:table-cell>
          <table:table-cell office:value-type="float" office:value="0.704" calcext:value-type="float">
            <text:p>0.704</text:p>
          </table:table-cell>
          <table:table-cell office:value-type="float" office:value="3477.1" calcext:value-type="float">
            <text:p>3477.1</text:p>
          </table:table-cell>
          <table:table-cell office:value-type="float" office:value="116751" calcext:value-type="float">
            <text:p>116751</text:p>
          </table:table-cell>
          <table:table-cell table:number-columns-repeated="6"/>
          <table:table-cell office:value-type="string" calcext:value-type="string">
            <text:p>too aggressive prescales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4278" calcext:value-type="float">
            <text:p>4278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0H12M40S" calcext:value-type="time">
            <text:p>12:12:40 AM</text:p>
          </table:table-cell>
          <table:table-cell table:style-name="ce6" office:value-type="time" office:time-value="PT00H34M36S" calcext:value-type="time">
            <text:p>12:34:36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79218" calcext:value-type="float">
            <text:p>79218</text:p>
          </table:table-cell>
          <table:table-cell office:value-type="float" office:value="11.9793" calcext:value-type="float">
            <text:p>11.9793</text:p>
          </table:table-cell>
          <table:table-cell office:value-type="float" office:value="6612.9" calcext:value-type="float">
            <text:p>6612.9</text:p>
          </table:table-cell>
          <table:table-cell office:value-type="float" office:value="3779987" calcext:value-type="float">
            <text:p>3779987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79" calcext:value-type="float">
            <text:p>4279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0H37M35S" calcext:value-type="time">
            <text:p>12:37:35 AM</text:p>
          </table:table-cell>
          <table:table-cell table:style-name="ce6" office:value-type="time" office:time-value="PT00H59M32S" calcext:value-type="time">
            <text:p>12:59:32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151675" calcext:value-type="float">
            <text:p>151675</text:p>
          </table:table-cell>
          <table:table-cell office:value-type="float" office:value="9.0938" calcext:value-type="float">
            <text:p>9.0938</text:p>
          </table:table-cell>
          <table:table-cell office:value-type="float" office:value="16678.9" calcext:value-type="float">
            <text:p>16678.9</text:p>
          </table:table-cell>
          <table:table-cell office:value-type="float" office:value="3014763" calcext:value-type="float">
            <text:p>3014763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80" calcext:value-type="float">
            <text:p>4280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1H03M24S" calcext:value-type="time">
            <text:p>01:03:24 AM</text:p>
          </table:table-cell>
          <table:table-cell table:style-name="ce6" office:value-type="time" office:time-value="PT01H28M52S" calcext:value-type="time">
            <text:p>01:28:52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355592" calcext:value-type="float">
            <text:p>355592</text:p>
          </table:table-cell>
          <table:table-cell office:value-type="float" office:value="15.3716" calcext:value-type="float">
            <text:p>15.3716</text:p>
          </table:table-cell>
          <table:table-cell office:value-type="float" office:value="23133.1" calcext:value-type="float">
            <text:p>23133.1</text:p>
          </table:table-cell>
          <table:table-cell office:value-type="float" office:value="5227615" calcext:value-type="float">
            <text:p>5227615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81" calcext:value-type="float">
            <text:p>4281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1H30M48S" calcext:value-type="time">
            <text:p>01:30:48 AM</text:p>
          </table:table-cell>
          <table:table-cell table:style-name="ce6" office:value-type="time" office:time-value="PT01H58M30S" calcext:value-type="time">
            <text:p>01:58:30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449535" calcext:value-type="float">
            <text:p>449535</text:p>
          </table:table-cell>
          <table:table-cell office:value-type="float" office:value="10.972" calcext:value-type="float">
            <text:p>10.972</text:p>
          </table:table-cell>
          <table:table-cell office:value-type="float" office:value="40971" calcext:value-type="float">
            <text:p>40971</text:p>
          </table:table-cell>
          <table:table-cell office:value-type="float" office:value="4041961" calcext:value-type="float">
            <text:p>4041961</text:p>
          </table:table-cell>
          <table:table-cell table:number-columns-repeated="6"/>
          <table:table-cell office:value-type="string" calcext:value-type="string">
            <text:p>EDTM switched from 480Hz to 240 Hz about 8 minutes in.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4282" calcext:value-type="float">
            <text:p>4282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1H59M10S" calcext:value-type="time">
            <text:p>01:59:10 AM</text:p>
          </table:table-cell>
          <table:table-cell table:style-name="ce6" office:value-type="time" office:time-value="PT02H21M57S" calcext:value-type="time">
            <text:p>02:21:57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633894" calcext:value-type="float">
            <text:p>633894</text:p>
          </table:table-cell>
          <table:table-cell office:value-type="float" office:value="10.8535" calcext:value-type="float">
            <text:p>10.8535</text:p>
          </table:table-cell>
          <table:table-cell office:value-type="float" office:value="58404.5" calcext:value-type="float">
            <text:p>58404.5</text:p>
          </table:table-cell>
          <table:table-cell office:value-type="float" office:value="4296544" calcext:value-type="float">
            <text:p>4296544</text:p>
          </table:table-cell>
          <table:table-cell table:number-columns-repeated="6"/>
          <table:table-cell office:value-type="string" calcext:value-type="string">
            <text:p>EDTM really 240 Hz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4283" calcext:value-type="float">
            <text:p>4283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2H37M48S" calcext:value-type="time">
            <text:p>02:37:48 AM</text:p>
          </table:table-cell>
          <table:table-cell table:style-name="ce6" office:value-type="time" office:time-value="PT02H58M04S" calcext:value-type="time">
            <text:p>02:58:04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692548" calcext:value-type="float">
            <text:p>692548</text:p>
          </table:table-cell>
          <table:table-cell office:value-type="float" office:value="18.3948" calcext:value-type="float">
            <text:p>18.3948</text:p>
          </table:table-cell>
          <table:table-cell office:value-type="float" office:value="37649.2" calcext:value-type="float">
            <text:p>37649.2</text:p>
          </table:table-cell>
          <table:table-cell office:value-type="float" office:value="3946194" calcext:value-type="float">
            <text:p>3946194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84" calcext:value-type="float">
            <text:p>4284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3H00M42S" calcext:value-type="time">
            <text:p>03:00:42 AM</text:p>
          </table:table-cell>
          <table:table-cell table:style-name="ce6" office:value-type="time" office:time-value="PT03H31M46S" calcext:value-type="time">
            <text:p>03:31:46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1130494" calcext:value-type="float">
            <text:p>1130494</text:p>
          </table:table-cell>
          <table:table-cell office:value-type="float" office:value="24.4875" calcext:value-type="float">
            <text:p>24.4875</text:p>
          </table:table-cell>
          <table:table-cell office:value-type="float" office:value="46166.1" calcext:value-type="float">
            <text:p>46166.1</text:p>
          </table:table-cell>
          <table:table-cell office:value-type="float" office:value="5579681" calcext:value-type="float">
            <text:p>557968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85" calcext:value-type="float">
            <text:p>4285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3H38M51S" calcext:value-type="time">
            <text:p>03:38:51 AM</text:p>
          </table:table-cell>
          <table:table-cell table:style-name="ce6" office:value-type="time" office:time-value="PT04H09M48S" calcext:value-type="time">
            <text:p>04:09:48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1096083" calcext:value-type="float">
            <text:p>1096083</text:p>
          </table:table-cell>
          <table:table-cell office:value-type="float" office:value="23.8172" calcext:value-type="float">
            <text:p>23.8172</text:p>
          </table:table-cell>
          <table:table-cell office:value-type="float" office:value="46020.6" calcext:value-type="float">
            <text:p>46020.6</text:p>
          </table:table-cell>
          <table:table-cell office:value-type="float" office:value="5423430" calcext:value-type="float">
            <text:p>542343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286" calcext:value-type="float">
            <text:p>4286</text:p>
          </table:table-cell>
          <table:table-cell office:value-type="string" calcext:value-type="string">
            <text:p>REF-HE3</text:p>
          </table:table-cell>
          <table:table-cell office:value-type="float" office:value="180" calcext:value-type="float">
            <text:p>18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4H26M38S" calcext:value-type="time">
            <text:p>04:26:38 AM</text:p>
          </table:table-cell>
          <table:table-cell table:style-name="ce6" office:value-type="time" office:time-value="PT05H13M56S" calcext:value-type="time">
            <text:p>05:13:56 A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1509949" calcext:value-type="float">
            <text:p>1509949</text:p>
          </table:table-cell>
          <table:table-cell office:value-type="float" office:value="25.4368" calcext:value-type="float">
            <text:p>25.4368</text:p>
          </table:table-cell>
          <table:table-cell office:value-type="float" office:value="59360.9" calcext:value-type="float">
            <text:p>59360.9</text:p>
          </table:table-cell>
          <table:table-cell office:value-type="float" office:value="8602759" calcext:value-type="float">
            <text:p>860275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*****</text:p>
          </table:table-cell>
          <table:table-cell table:style-name="ce3" office:value-type="float" office:value="4287" calcext:value-type="float">
            <text:p>4287</text:p>
          </table:table-cell>
          <table:table-cell table:style-name="ce3" office:value-type="string" calcext:value-type="string">
            <text:p>POL-HE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2.082" calcext:value-type="float">
            <text:p>-2.082</text:p>
          </table:table-cell>
          <table:table-cell table:style-name="ce3" office:value-type="float" office:value="11.7" calcext:value-type="float">
            <text:p>11.7</text:p>
          </table:table-cell>
          <table:table-cell table:style-name="ce8" office:value-type="time" office:time-value="PT05H39M30S" calcext:value-type="time">
            <text:p>05:39:30 AM</text:p>
          </table:table-cell>
          <table:table-cell table:style-name="ce8" office:value-type="time" office:time-value="PT06H39M01S" calcext:value-type="time">
            <text:p>06:39:01 AM</text:p>
          </table:table-cell>
          <table:table-cell table:style-name="ce13" office:value-type="float" office:value="3571" calcext:value-type="float">
            <text:p>3571</text:p>
          </table:table-cell>
          <table:table-cell table:style-name="ce19" office:value-type="date" office:date-value="2020-09-19" calcext:value-type="date">
            <text:p>09/19/20</text:p>
          </table:table-cell>
          <table:table-cell table:style-name="ce3" office:value-type="float" office:value="1961529" calcext:value-type="float">
            <text:p>1961529</text:p>
          </table:table-cell>
          <table:table-cell table:style-name="ce3" office:value-type="float" office:value="26.2439" calcext:value-type="float">
            <text:p>26.2439</text:p>
          </table:table-cell>
          <table:table-cell table:style-name="ce3" office:value-type="float" office:value="74742.3" calcext:value-type="float">
            <text:p>74742.3</text:p>
          </table:table-cell>
          <table:table-cell table:style-name="ce3" office:value-type="float" office:value="10249891" calcext:value-type="float">
            <text:p>10249891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s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2^([.S104]-1)+1" office:value-type="float" office:value="33" calcext:value-type="float">
            <text:p>33</text:p>
          </table:table-cell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All on.</text:p>
          </table:table-cell>
          <table:table-cell table:style-name="ce3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88" calcext:value-type="float">
            <text:p>4288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06H52M32S" calcext:value-type="time">
            <text:p>06:52:32 AM</text:p>
          </table:table-cell>
          <table:table-cell table:style-name="ce9" office:value-type="time" office:time-value="PT07H55M06S" calcext:value-type="time">
            <text:p>07:55:06 AM</text:p>
          </table:table-cell>
          <table:table-cell table:style-name="ce14" office:value-type="float" office:value="3754" calcext:value-type="float">
            <text:p>3754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1710509" calcext:value-type="float">
            <text:p>1710509</text:p>
          </table:table-cell>
          <table:table-cell table:style-name="ce2" office:value-type="float" office:value="29.7874" calcext:value-type="float">
            <text:p>29.7874</text:p>
          </table:table-cell>
          <table:table-cell table:style-name="ce2" office:value-type="float" office:value="57423.8" calcext:value-type="float">
            <text:p>57423.8</text:p>
          </table:table-cell>
          <table:table-cell table:style-name="ce2" office:value-type="float" office:value="7799137" calcext:value-type="float">
            <text:p>779913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05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89" calcext:value-type="float">
            <text:p>4289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07H56M03S" calcext:value-type="time">
            <text:p>07:56:03 AM</text:p>
          </table:table-cell>
          <table:table-cell table:style-name="ce9" office:value-type="time" office:time-value="PT08H56M51S" calcext:value-type="time">
            <text:p>08:56:51 AM</text:p>
          </table:table-cell>
          <table:table-cell table:style-name="ce14" office:value-type="float" office:value="3648" calcext:value-type="float">
            <text:p>3648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2050748" calcext:value-type="float">
            <text:p>2050748</text:p>
          </table:table-cell>
          <table:table-cell table:style-name="ce2" office:value-type="float" office:value="35.8648" calcext:value-type="float">
            <text:p>35.8648</text:p>
          </table:table-cell>
          <table:table-cell table:style-name="ce2" office:value-type="float" office:value="57179.9" calcext:value-type="float">
            <text:p>57179.9</text:p>
          </table:table-cell>
          <table:table-cell table:style-name="ce2" office:value-type="float" office:value="9366762" calcext:value-type="float">
            <text:p>9366762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06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90" calcext:value-type="float">
            <text:p>4290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08H57M14S" calcext:value-type="time">
            <text:p>08:57:14 AM</text:p>
          </table:table-cell>
          <table:table-cell table:style-name="ce9" office:value-type="time" office:time-value="PT09H58M35S" calcext:value-type="time">
            <text:p>09:58:35 AM</text:p>
          </table:table-cell>
          <table:table-cell table:style-name="ce14" office:value-type="float" office:value="3681" calcext:value-type="float">
            <text:p>3681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2225205" calcext:value-type="float">
            <text:p>2225205</text:p>
          </table:table-cell>
          <table:table-cell table:style-name="ce2" office:value-type="float" office:value="38.8249" calcext:value-type="float">
            <text:p>38.8249</text:p>
          </table:table-cell>
          <table:table-cell table:style-name="ce2" office:value-type="float" office:value="57313.9" calcext:value-type="float">
            <text:p>57313.9</text:p>
          </table:table-cell>
          <table:table-cell table:style-name="ce2" office:value-type="float" office:value="10150435" calcext:value-type="float">
            <text:p>1015043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07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91" calcext:value-type="float">
            <text:p>4291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10H06M08S" calcext:value-type="time">
            <text:p>10:06:08 AM</text:p>
          </table:table-cell>
          <table:table-cell table:style-name="ce9" office:value-type="time" office:time-value="PT11H05M10S" calcext:value-type="time">
            <text:p>11:05:10 AM</text:p>
          </table:table-cell>
          <table:table-cell table:style-name="ce14" office:value-type="float" office:value="3542" calcext:value-type="float">
            <text:p>3542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2036119" calcext:value-type="float">
            <text:p>2036119</text:p>
          </table:table-cell>
          <table:table-cell table:style-name="ce2" office:value-type="float" office:value="35.634" calcext:value-type="float">
            <text:p>35.634</text:p>
          </table:table-cell>
          <table:table-cell table:style-name="ce2" office:value-type="float" office:value="57139.8" calcext:value-type="float">
            <text:p>57139.8</text:p>
          </table:table-cell>
          <table:table-cell table:style-name="ce2" office:value-type="float" office:value="9322944" calcext:value-type="float">
            <text:p>9322944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08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92" calcext:value-type="float">
            <text:p>4292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11H05M35S" calcext:value-type="time">
            <text:p>11:05:35 AM</text:p>
          </table:table-cell>
          <table:table-cell table:style-name="ce9" office:value-type="time" office:time-value="PT12H03M50S" calcext:value-type="time">
            <text:p>12:03:50 PM</text:p>
          </table:table-cell>
          <table:table-cell table:style-name="ce14" office:value-type="float" office:value="3495" calcext:value-type="float">
            <text:p>3495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2241899" calcext:value-type="float">
            <text:p>2241899</text:p>
          </table:table-cell>
          <table:table-cell table:style-name="ce2" office:value-type="float" office:value="39.1746" calcext:value-type="float">
            <text:p>39.1746</text:p>
          </table:table-cell>
          <table:table-cell table:style-name="ce2" office:value-type="float" office:value="57228.3" calcext:value-type="float">
            <text:p>57228.3</text:p>
          </table:table-cell>
          <table:table-cell table:style-name="ce2" office:value-type="float" office:value="10249922" calcext:value-type="float">
            <text:p>10249922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09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93" calcext:value-type="float">
            <text:p>4293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12H04M16S" calcext:value-type="time">
            <text:p>12:04:16 PM</text:p>
          </table:table-cell>
          <table:table-cell table:style-name="ce9" office:value-type="time" office:time-value="PT13H08M53S" calcext:value-type="time">
            <text:p>01:08:53 PM</text:p>
          </table:table-cell>
          <table:table-cell table:style-name="ce14" office:value-type="float" office:value="3877" calcext:value-type="float">
            <text:p>3877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2317000" calcext:value-type="float">
            <text:p>2317000</text:p>
          </table:table-cell>
          <table:table-cell table:style-name="ce2" office:value-type="float" office:value="40.438" calcext:value-type="float">
            <text:p>40.438</text:p>
          </table:table-cell>
          <table:table-cell table:style-name="ce2" office:value-type="float" office:value="57297.5" calcext:value-type="float">
            <text:p>57297.5</text:p>
          </table:table-cell>
          <table:table-cell table:style-name="ce2" office:value-type="float" office:value="10580432" calcext:value-type="float">
            <text:p>10580432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10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94" calcext:value-type="float">
            <text:p>4294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13H09M21S" calcext:value-type="time">
            <text:p>01:09:21 PM</text:p>
          </table:table-cell>
          <table:table-cell table:style-name="ce9" office:value-type="time" office:time-value="PT14H11M33S" calcext:value-type="time">
            <text:p>02:11:33 PM</text:p>
          </table:table-cell>
          <table:table-cell table:style-name="ce14" office:value-type="float" office:value="3732" calcext:value-type="float">
            <text:p>3732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2290612" calcext:value-type="float">
            <text:p>2290612</text:p>
          </table:table-cell>
          <table:table-cell table:style-name="ce2" office:value-type="float" office:value="40.0797" calcext:value-type="float">
            <text:p>40.0797</text:p>
          </table:table-cell>
          <table:table-cell table:style-name="ce2" office:value-type="float" office:value="57151.4" calcext:value-type="float">
            <text:p>57151.4</text:p>
          </table:table-cell>
          <table:table-cell table:style-name="ce2" office:value-type="float" office:value="10478100" calcext:value-type="float">
            <text:p>10478100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11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95" calcext:value-type="float">
            <text:p>4295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14H25M02S" calcext:value-type="time">
            <text:p>02:25:02 PM</text:p>
          </table:table-cell>
          <table:table-cell table:style-name="ce9" office:value-type="time" office:time-value="PT15H24M28S" calcext:value-type="time">
            <text:p>03:24:28 PM</text:p>
          </table:table-cell>
          <table:table-cell table:style-name="ce14" office:value-type="float" office:value="3566" calcext:value-type="float">
            <text:p>3566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12]-1)+1" office:value-type="float" office:value="33" calcext:value-type="float">
            <text:p>33</text:p>
          </table:table-cell>
          <table:table-cell table:style-name="ce24" office:value-type="string" calcext:value-type="string">
            <text:p>Need Replay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96" calcext:value-type="float">
            <text:p>4296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15H24M51S" calcext:value-type="time">
            <text:p>03:24:51 PM</text:p>
          </table:table-cell>
          <table:table-cell table:style-name="ce9" office:value-type="time" office:time-value="PT16H24M41S" calcext:value-type="time">
            <text:p>04:24:41 PM</text:p>
          </table:table-cell>
          <table:table-cell table:style-name="ce14" office:value-type="float" office:value="3590" calcext:value-type="float">
            <text:p>3590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1900123" calcext:value-type="float">
            <text:p>1900123</text:p>
          </table:table-cell>
          <table:table-cell table:style-name="ce2" office:value-type="float" office:value="33.0015" calcext:value-type="float">
            <text:p>33.0015</text:p>
          </table:table-cell>
          <table:table-cell table:style-name="ce2" office:value-type="float" office:value="57576.9" calcext:value-type="float">
            <text:p>57576.9</text:p>
          </table:table-cell>
          <table:table-cell table:style-name="ce2" office:value-type="float" office:value="8638476" calcext:value-type="float">
            <text:p>8638476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13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97" calcext:value-type="float">
            <text:p>4297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16H25M12S" calcext:value-type="time">
            <text:p>04:25:12 PM</text:p>
          </table:table-cell>
          <table:table-cell table:style-name="ce9" office:value-type="time" office:time-value="PT17H27M06S" calcext:value-type="time">
            <text:p>05:27:06 PM</text:p>
          </table:table-cell>
          <table:table-cell table:style-name="ce14" office:value-type="float" office:value="3714" calcext:value-type="float">
            <text:p>3714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2273411" calcext:value-type="float">
            <text:p>2273411</text:p>
          </table:table-cell>
          <table:table-cell table:style-name="ce2" office:value-type="float" office:value="39.6042" calcext:value-type="float">
            <text:p>39.6042</text:p>
          </table:table-cell>
          <table:table-cell table:style-name="ce2" office:value-type="float" office:value="57403.3" calcext:value-type="float">
            <text:p>57403.3</text:p>
          </table:table-cell>
          <table:table-cell table:style-name="ce2" office:value-type="float" office:value="10348553" calcext:value-type="float">
            <text:p>10348553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14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98" calcext:value-type="float">
            <text:p>4298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17H27M31S" calcext:value-type="time">
            <text:p>05:27:31 PM</text:p>
          </table:table-cell>
          <table:table-cell table:style-name="ce9" office:value-type="time" office:time-value="PT18H29M52S" calcext:value-type="time">
            <text:p>06:29:52 PM</text:p>
          </table:table-cell>
          <table:table-cell table:style-name="ce14" office:value-type="float" office:value="3741" calcext:value-type="float">
            <text:p>3741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2226202" calcext:value-type="float">
            <text:p>2226202</text:p>
          </table:table-cell>
          <table:table-cell table:style-name="ce2" office:value-type="float" office:value="38.7592" calcext:value-type="float">
            <text:p>38.7592</text:p>
          </table:table-cell>
          <table:table-cell table:style-name="ce2" office:value-type="float" office:value="57436.8" calcext:value-type="float">
            <text:p>57436.8</text:p>
          </table:table-cell>
          <table:table-cell table:style-name="ce2" office:value-type="float" office:value="10142636" calcext:value-type="float">
            <text:p>10142636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15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299" calcext:value-type="float">
            <text:p>4299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18H49M16S" calcext:value-type="time">
            <text:p>06:49:16 PM</text:p>
          </table:table-cell>
          <table:table-cell table:style-name="ce9" office:value-type="time" office:time-value="PT19H49M29S" calcext:value-type="time">
            <text:p>07:49:29 PM</text:p>
          </table:table-cell>
          <table:table-cell table:style-name="ce14" office:value-type="float" office:value="3613" calcext:value-type="float">
            <text:p>3613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2344147" calcext:value-type="float">
            <text:p>2344147</text:p>
          </table:table-cell>
          <table:table-cell table:style-name="ce2" office:value-type="float" office:value="40.8772" calcext:value-type="float">
            <text:p>40.8772</text:p>
          </table:table-cell>
          <table:table-cell table:style-name="ce2" office:value-type="float" office:value="57346.1" calcext:value-type="float">
            <text:p>57346.1</text:p>
          </table:table-cell>
          <table:table-cell table:style-name="ce2" office:value-type="float" office:value="10682561" calcext:value-type="float">
            <text:p>1068256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16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300" calcext:value-type="float">
            <text:p>4300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19H49M54S" calcext:value-type="time">
            <text:p>07:49:54 PM</text:p>
          </table:table-cell>
          <table:table-cell table:style-name="ce9" office:value-type="time" office:time-value="PT20H51M44S" calcext:value-type="time">
            <text:p>08:51:44 PM</text:p>
          </table:table-cell>
          <table:table-cell table:style-name="ce14" office:value-type="float" office:value="3710" calcext:value-type="float">
            <text:p>3710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2236215" calcext:value-type="float">
            <text:p>2236215</text:p>
          </table:table-cell>
          <table:table-cell table:style-name="ce2" office:value-type="float" office:value="38.9188" calcext:value-type="float">
            <text:p>38.9188</text:p>
          </table:table-cell>
          <table:table-cell table:style-name="ce2" office:value-type="float" office:value="57458.5" calcext:value-type="float">
            <text:p>57458.5</text:p>
          </table:table-cell>
          <table:table-cell table:style-name="ce2" office:value-type="float" office:value="10176421" calcext:value-type="float">
            <text:p>1017642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17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301" calcext:value-type="float">
            <text:p>4301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20H52M11S" calcext:value-type="time">
            <text:p>08:52:11 PM</text:p>
          </table:table-cell>
          <table:table-cell table:style-name="ce9" office:value-type="time" office:time-value="PT21H32M38S" calcext:value-type="time">
            <text:p>09:32:38 PM</text:p>
          </table:table-cell>
          <table:table-cell table:style-name="ce14" office:value-type="float" office:value="2427" calcext:value-type="float">
            <text:p>2427</text:p>
          </table:table-cell>
          <table:table-cell table:style-name="ce20" office:value-type="date" office:date-value="2020-09-19" calcext:value-type="date">
            <text:p>09/19/20</text:p>
          </table:table-cell>
          <table:table-cell table:style-name="ce2" office:value-type="float" office:value="356670" calcext:value-type="float">
            <text:p>356670</text:p>
          </table:table-cell>
          <table:table-cell table:style-name="ce2" office:value-type="float" office:value="6.2208" calcext:value-type="float">
            <text:p>6.2208</text:p>
          </table:table-cell>
          <table:table-cell table:style-name="ce2" office:value-type="float" office:value="57334.9" calcext:value-type="float">
            <text:p>57334.9</text:p>
          </table:table-cell>
          <table:table-cell table:style-name="ce2" office:value-type="float" office:value="1621853" calcext:value-type="float">
            <text:p>162185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2^([.S118]-1)+1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1X:7-16, 2X:7-16, 1Y:1-10, 2Y:1-10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office:value-type="float" office:value="4302" calcext:value-type="float">
            <text:p>4302</text:p>
          </table:table-cell>
          <table:table-cell office:value-type="string" calcext:value-type="string">
            <text:p>POL-HE3</text:p>
          </table:table-cell>
          <table:table-cell office:value-type="float" office:value="0" calcext:value-type="float">
            <text:p>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22H19M22S" calcext:value-type="time">
            <text:p>10:19:22 PM</text:p>
          </table:table-cell>
          <table:table-cell table:style-name="ce6" office:value-type="time" office:time-value="PT22H20M43S" calcext:value-type="time">
            <text:p>10:20:43 P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1102" calcext:value-type="float">
            <text:p>1102</text:p>
          </table:table-cell>
          <table:table-cell office:value-type="float" office:value="0.0104" calcext:value-type="float">
            <text:p>0.0104</text:p>
          </table:table-cell>
          <table:table-cell office:value-type="float" office:value="106292.3" calcext:value-type="float">
            <text:p>106292.3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1</text:p>
          </table:table-cell>
          <table:table-cell office:value-type="float" office:value="6" calcext:value-type="float">
            <text:p>6</text:p>
          </table:table-cell>
          <table:table-cell table:formula="of:=2^([.S119]-1)+1" office:value-type="float" office:value="33" calcext:value-type="float">
            <text:p>33</text:p>
          </table:table-cell>
          <table:table-cell office:value-type="string" calcext:value-type="string">
            <text:p>Junk</text:p>
          </table:table-cell>
          <table:table-cell office:value-type="string" calcext:value-type="string">
            <text:p>1X:7-16, 2X:7-16, 1Y:1-10, 2Y:1-10</text:p>
          </table:table-cell>
          <table:table-cell office:value-type="string" calcext:value-type="string">
            <text:p>Junk; trippy beam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4303" calcext:value-type="float">
            <text:p>4303</text:p>
          </table:table-cell>
          <table:table-cell office:value-type="string" calcext:value-type="string">
            <text:p>POL-HE3</text:p>
          </table:table-cell>
          <table:table-cell office:value-type="float" office:value="0" calcext:value-type="float">
            <text:p>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22H44M29S" calcext:value-type="time">
            <text:p>10:44:29 PM</text:p>
          </table:table-cell>
          <table:table-cell table:style-name="ce6" office:value-type="time" office:time-value="PT22H58M39S" calcext:value-type="time">
            <text:p>10:58:39 PM</text:p>
          </table:table-cell>
          <table:table-cell table:style-name="ce6"/>
          <table:table-cell table:style-name="ce17" office:value-type="date" office:date-value="2020-09-19" calcext:value-type="date">
            <text:p>09/19/20</text:p>
          </table:table-cell>
          <table:table-cell office:value-type="float" office:value="448172" calcext:value-type="float">
            <text:p>448172</text:p>
          </table:table-cell>
          <table:table-cell office:value-type="float" office:value="6.8208" calcext:value-type="float">
            <text:p>6.8208</text:p>
          </table:table-cell>
          <table:table-cell office:value-type="float" office:value="65706.9" calcext:value-type="float">
            <text:p>65706.9</text:p>
          </table:table-cell>
          <table:table-cell office:value-type="float" office:value="2803159" calcext:value-type="float">
            <text:p>280315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1</text:p>
          </table:table-cell>
          <table:table-cell office:value-type="float" office:value="3" calcext:value-type="float">
            <text:p>3</text:p>
          </table:table-cell>
          <table:table-cell table:formula="of:=2^([.S120]-1)+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justing</text:p>
          </table:table-cell>
          <table:table-cell office:value-type="string" calcext:value-type="string">
            <text:p>Junk; adjusting hodoscope paddles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304" calcext:value-type="float">
            <text:p>4304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22H59M19S" calcext:value-type="time">
            <text:p>10:59:19 PM</text:p>
          </table:table-cell>
          <table:table-cell table:style-name="ce9" office:value-type="time" office:time-value="PT00H00M26S" calcext:value-type="time">
            <text:p>12:00:26 AM</text:p>
          </table:table-cell>
          <table:table-cell table:style-name="ce14" office:value-type="float" office:value="3667" calcext:value-type="float">
            <text:p>3667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1972556" calcext:value-type="float">
            <text:p>1972556</text:p>
          </table:table-cell>
          <table:table-cell table:style-name="ce2" office:value-type="float" office:value="28.0792" calcext:value-type="float">
            <text:p>28.0792</text:p>
          </table:table-cell>
          <table:table-cell table:style-name="ce2" office:value-type="float" office:value="70249.7" calcext:value-type="float">
            <text:p>70249.7</text:p>
          </table:table-cell>
          <table:table-cell table:style-name="ce2" office:value-type="float" office:value="9011342" calcext:value-type="float">
            <text:p>9011342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2^([.S121]-1)+1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10-16, 2X:10-16, 1Y:4-6, 2Y:4-6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305" calcext:value-type="float">
            <text:p>4305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00H00M53S" calcext:value-type="time">
            <text:p>12:00:53 AM</text:p>
          </table:table-cell>
          <table:table-cell table:style-name="ce9" office:value-type="time" office:time-value="PT00H59M37S" calcext:value-type="time">
            <text:p>12:59:37 AM</text:p>
          </table:table-cell>
          <table:table-cell table:style-name="ce14" office:value-type="float" office:value="3524" calcext:value-type="float">
            <text:p>3524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2608614" calcext:value-type="float">
            <text:p>2608614</text:p>
          </table:table-cell>
          <table:table-cell table:style-name="ce2" office:value-type="float" office:value="37.2361" calcext:value-type="float">
            <text:p>37.2361</text:p>
          </table:table-cell>
          <table:table-cell table:style-name="ce2" office:value-type="float" office:value="70056" calcext:value-type="float">
            <text:p>70056</text:p>
          </table:table-cell>
          <table:table-cell table:style-name="ce2" office:value-type="float" office:value="11936153" calcext:value-type="float">
            <text:p>1193615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2^([.S122]-1)+1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10-16, 2X:10-16, 1Y:4-6, 2Y:4-6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306" calcext:value-type="float">
            <text:p>4306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01H00M27S" calcext:value-type="time">
            <text:p>01:00:27 AM</text:p>
          </table:table-cell>
          <table:table-cell table:style-name="ce9" office:value-type="time" office:time-value="PT02H00M11S" calcext:value-type="time">
            <text:p>02:00:11 AM</text:p>
          </table:table-cell>
          <table:table-cell table:style-name="ce14" office:value-type="float" office:value="3584" calcext:value-type="float">
            <text:p>3584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2371695" calcext:value-type="float">
            <text:p>2371695</text:p>
          </table:table-cell>
          <table:table-cell table:style-name="ce2" office:value-type="float" office:value="33.8428" calcext:value-type="float">
            <text:p>33.8428</text:p>
          </table:table-cell>
          <table:table-cell table:style-name="ce2" office:value-type="float" office:value="70079.8" calcext:value-type="float">
            <text:p>70079.8</text:p>
          </table:table-cell>
          <table:table-cell table:style-name="ce2" office:value-type="float" office:value="10840947" calcext:value-type="float">
            <text:p>1084094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2^([.S123]-1)+1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10-16, 2X:10-16, 1Y:4-6, 2Y:4-6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307" calcext:value-type="float">
            <text:p>4307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02H00M42S" calcext:value-type="time">
            <text:p>02:00:42 AM</text:p>
          </table:table-cell>
          <table:table-cell table:style-name="ce9" office:value-type="time" office:time-value="PT03H07M15S" calcext:value-type="time">
            <text:p>03:07:15 AM</text:p>
          </table:table-cell>
          <table:table-cell table:style-name="ce14" office:value-type="float" office:value="3993" calcext:value-type="float">
            <text:p>3993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1709615" calcext:value-type="float">
            <text:p>1709615</text:p>
          </table:table-cell>
          <table:table-cell table:style-name="ce2" office:value-type="float" office:value="24.367" calcext:value-type="float">
            <text:p>24.367</text:p>
          </table:table-cell>
          <table:table-cell table:style-name="ce2" office:value-type="float" office:value="70161.2" calcext:value-type="float">
            <text:p>70161.2</text:p>
          </table:table-cell>
          <table:table-cell table:style-name="ce2" office:value-type="float" office:value="7822596" calcext:value-type="float">
            <text:p>7822596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2^([.S124]-1)+1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10-16, 2X:10-16, 1Y:4-6, 2Y:4-6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office:value-type="float" office:value="4308" calcext:value-type="float">
            <text:p>4308</text:p>
          </table:table-cell>
          <table:table-cell office:value-type="string" calcext:value-type="string">
            <text:p>PICKUP-COIL</text:p>
          </table:table-cell>
          <table:table-cell office:value-type="float" office:value="0" calcext:value-type="float">
            <text:p>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1.7" calcext:value-type="float">
            <text:p>11.7</text:p>
          </table:table-cell>
          <table:table-cell table:style-name="ce6" office:value-type="time" office:time-value="PT03H10M15S" calcext:value-type="time">
            <text:p>03:10:15 AM</text:p>
          </table:table-cell>
          <table:table-cell table:style-name="ce6" office:value-type="time" office:time-value="PT03H10M39S" calcext:value-type="time">
            <text:p>03:10:39 AM</text:p>
          </table:table-cell>
          <table:table-cell table:style-name="ce6"/>
          <table:table-cell table:style-name="ce17" office:value-type="date" office:date-value="2020-09-20" calcext:value-type="date">
            <text:p>09/20/20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1</text:p>
          </table:table-cell>
          <table:table-cell office:value-type="float" office:value="3" calcext:value-type="float">
            <text:p>3</text:p>
          </table:table-cell>
          <table:table-cell table:formula="of:=2^([.S125]-1)+1" office:value-type="float" office:value="5" calcext:value-type="float">
            <text:p>5</text:p>
          </table:table-cell>
          <table:table-cell office:value-type="string" calcext:value-type="string">
            <text:p>NMR</text:p>
          </table:table-cell>
          <table:table-cell office:value-type="string" calcext:value-type="string">
            <text:p>1X:10-16, 2X:10-16, 1Y:4-6, 2Y:4-6</text:p>
          </table:table-cell>
          <table:table-cell office:value-type="string" calcext:value-type="string">
            <text:p>NMR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309" calcext:value-type="float">
            <text:p>4309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03H18M01S" calcext:value-type="time">
            <text:p>03:18:01 AM</text:p>
          </table:table-cell>
          <table:table-cell table:style-name="ce9" office:value-type="time" office:time-value="PT04H16M26S" calcext:value-type="time">
            <text:p>04:16:26 AM</text:p>
          </table:table-cell>
          <table:table-cell table:style-name="ce14" office:value-type="float" office:value="3505" calcext:value-type="float">
            <text:p>3505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2605706" calcext:value-type="float">
            <text:p>2605706</text:p>
          </table:table-cell>
          <table:table-cell table:style-name="ce2" office:value-type="float" office:value="37.2491" calcext:value-type="float">
            <text:p>37.2491</text:p>
          </table:table-cell>
          <table:table-cell table:style-name="ce2" office:value-type="float" office:value="69953.5" calcext:value-type="float">
            <text:p>69953.5</text:p>
          </table:table-cell>
          <table:table-cell table:style-name="ce2" office:value-type="float" office:value="11913043" calcext:value-type="float">
            <text:p>11913043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2^([.S126]-1)+1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10-16, 2X:10-16, 1Y:4-6, 2Y:4-6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310" calcext:value-type="float">
            <text:p>4310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04H17M14S" calcext:value-type="time">
            <text:p>04:17:14 AM</text:p>
          </table:table-cell>
          <table:table-cell table:style-name="ce9" office:value-type="time" office:time-value="PT05H14M43S" calcext:value-type="time">
            <text:p>05:14:43 AM</text:p>
          </table:table-cell>
          <table:table-cell table:style-name="ce14" office:value-type="float" office:value="3449" calcext:value-type="float">
            <text:p>3449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2339746" calcext:value-type="float">
            <text:p>2339746</text:p>
          </table:table-cell>
          <table:table-cell table:style-name="ce2" office:value-type="float" office:value="33.3392" calcext:value-type="float">
            <text:p>33.3392</text:p>
          </table:table-cell>
          <table:table-cell table:style-name="ce2" office:value-type="float" office:value="70180.1" calcext:value-type="float">
            <text:p>70180.1</text:p>
          </table:table-cell>
          <table:table-cell table:style-name="ce2" office:value-type="float" office:value="10685956" calcext:value-type="float">
            <text:p>10685956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2^([.S127]-1)+1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10-16, 2X:10-16, 1Y:4-6, 2Y:4-6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311" calcext:value-type="float">
            <text:p>4311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05H15M14S" calcext:value-type="time">
            <text:p>05:15:14 AM</text:p>
          </table:table-cell>
          <table:table-cell table:style-name="ce9" office:value-type="time" office:time-value="PT06H14M49S" calcext:value-type="time">
            <text:p>06:14:49 AM</text:p>
          </table:table-cell>
          <table:table-cell table:style-name="ce14" office:value-type="float" office:value="3575" calcext:value-type="float">
            <text:p>3575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2493780" calcext:value-type="float">
            <text:p>2493780</text:p>
          </table:table-cell>
          <table:table-cell table:style-name="ce2" office:value-type="float" office:value="35.5907" calcext:value-type="float">
            <text:p>35.5907</text:p>
          </table:table-cell>
          <table:table-cell table:style-name="ce2" office:value-type="float" office:value="70068.4" calcext:value-type="float">
            <text:p>70068.4</text:p>
          </table:table-cell>
          <table:table-cell table:style-name="ce2" office:value-type="float" office:value="11412194" calcext:value-type="float">
            <text:p>11412194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2^([.S128]-1)+1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10-16, 2X:10-16, 1Y:4-6, 2Y:4-6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2" office:value-type="float" office:value="4312" calcext:value-type="float">
            <text:p>4312</text:p>
          </table:table-cell>
          <table:table-cell table:style-name="ce2" office:value-type="string" calcext:value-type="string">
            <text:p>POL-H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82" calcext:value-type="float">
            <text:p>-2.082</text:p>
          </table:table-cell>
          <table:table-cell table:style-name="ce2" office:value-type="float" office:value="11.7" calcext:value-type="float">
            <text:p>11.7</text:p>
          </table:table-cell>
          <table:table-cell table:style-name="ce9" office:value-type="time" office:time-value="PT06H15M15S" calcext:value-type="time">
            <text:p>06:15:15 AM</text:p>
          </table:table-cell>
          <table:table-cell table:style-name="ce9" office:value-type="time" office:time-value="PT07H14M08S" calcext:value-type="time">
            <text:p>07:14:08 AM</text:p>
          </table:table-cell>
          <table:table-cell table:style-name="ce14" office:value-type="float" office:value="3533" calcext:value-type="float">
            <text:p>3533</text:p>
          </table:table-cell>
          <table:table-cell table:style-name="ce20" office:value-type="date" office:date-value="2020-09-20" calcext:value-type="date">
            <text:p>09/20/20</text:p>
          </table:table-cell>
          <table:table-cell table:style-name="ce2" office:value-type="float" office:value="2368541" calcext:value-type="float">
            <text:p>2368541</text:p>
          </table:table-cell>
          <table:table-cell table:style-name="ce2" office:value-type="float" office:value="33.8404" calcext:value-type="float">
            <text:p>33.8404</text:p>
          </table:table-cell>
          <table:table-cell table:style-name="ce2" office:value-type="float" office:value="69991.5" calcext:value-type="float">
            <text:p>69991.5</text:p>
          </table:table-cell>
          <table:table-cell table:style-name="ce2" office:value-type="float" office:value="10824407" calcext:value-type="float">
            <text:p>10824407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ps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2^([.S129]-1)+1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1X:10-16, 2X:10-16, 1Y:4-6, 2Y:4-6</text:p>
          </table:table-cell>
          <table:table-cell table:style-name="ce2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float" office:value="4313" calcext:value-type="float">
            <text:p>4313</text:p>
          </table:table-cell>
          <table:table-cell table:style-name="ce3" office:value-type="string" calcext:value-type="string">
            <text:p>POL-HE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.082" calcext:value-type="float">
            <text:p>-2.082</text:p>
          </table:table-cell>
          <table:table-cell table:style-name="ce3" office:value-type="float" office:value="11.7" calcext:value-type="float">
            <text:p>11.7</text:p>
          </table:table-cell>
          <table:table-cell table:style-name="ce8" office:value-type="time" office:time-value="PT07H19M35S" calcext:value-type="time">
            <text:p>07:19:35 AM</text:p>
          </table:table-cell>
          <table:table-cell table:style-name="ce8" office:value-type="time" office:time-value="PT07H46M16S" calcext:value-type="time">
            <text:p>07:46:16 AM</text:p>
          </table:table-cell>
          <table:table-cell table:style-name="ce13" office:value-type="float" office:value="1601" calcext:value-type="float">
            <text:p>1601</text:p>
          </table:table-cell>
          <table:table-cell table:style-name="ce19" office:value-type="date" office:date-value="2020-09-20" calcext:value-type="date">
            <text:p>09/20/20</text:p>
          </table:table-cell>
          <table:table-cell table:style-name="ce3" office:value-type="float" office:value="1666303" calcext:value-type="float">
            <text:p>1666303</text:p>
          </table:table-cell>
          <table:table-cell table:style-name="ce3" office:value-type="float" office:value="14.3436" calcext:value-type="float">
            <text:p>14.3436</text:p>
          </table:table-cell>
          <table:table-cell table:style-name="ce3" office:value-type="float" office:value="116170.1" calcext:value-type="float">
            <text:p>116170.1</text:p>
          </table:table-cell>
          <table:table-cell table:style-name="ce3" office:value-type="float" office:value="8701391" calcext:value-type="float">
            <text:p>8701391</text:p>
          </table:table-cell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ps1</text:p>
          </table:table-cell>
          <table:table-cell table:style-name="ce3" office:value-type="string" calcext:value-type="string">
            <text:p>? prob 7</text:p>
          </table:table-cell>
          <table:table-cell table:style-name="ce23" table:formula="of:=2^([.S130]-1)+1" office:value-type="string" office:string-value="" calcext:value-type="error">
            <text:p>#VALUE!</text:p>
          </table:table-cell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All on. 1X:1-16, 2X:1-16, 1Y:1-10, 2Y:1-10</text:p>
          </table:table-cell>
          <table:table-cell table:style-name="ce3" office:value-type="string" calcext:value-type="string">
            <text:p>No start of run entry.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3" office:value-type="float" office:value="4314" calcext:value-type="float">
            <text:p>4314</text:p>
          </table:table-cell>
          <table:table-cell table:style-name="ce3" office:value-type="string" calcext:value-type="string">
            <text:p>POL-HE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.082" calcext:value-type="float">
            <text:p>-2.082</text:p>
          </table:table-cell>
          <table:table-cell table:style-name="ce3" office:value-type="float" office:value="11.7" calcext:value-type="float">
            <text:p>11.7</text:p>
          </table:table-cell>
          <table:table-cell table:style-name="ce8" office:value-type="time" office:time-value="PT07H48M45S" calcext:value-type="time">
            <text:p>07:48:45 AM</text:p>
          </table:table-cell>
          <table:table-cell table:style-name="ce8" office:value-type="time" office:time-value="PT08H49M19S" calcext:value-type="time">
            <text:p>08:49:19 AM</text:p>
          </table:table-cell>
          <table:table-cell table:style-name="ce13" office:value-type="float" office:value="3634" calcext:value-type="float">
            <text:p>3634</text:p>
          </table:table-cell>
          <table:table-cell table:style-name="ce19" office:value-type="date" office:date-value="2020-09-20" calcext:value-type="date">
            <text:p>09/20/20</text:p>
          </table:table-cell>
          <table:table-cell table:style-name="ce3" office:value-type="float" office:value="824269" calcext:value-type="float">
            <text:p>824269</text:p>
          </table:table-cell>
          <table:table-cell table:style-name="ce3" office:value-type="float" office:value="21.9954" calcext:value-type="float">
            <text:p>21.9954</text:p>
          </table:table-cell>
          <table:table-cell table:style-name="ce3" office:value-type="float" office:value="37474.6" calcext:value-type="float">
            <text:p>37474.6</text:p>
          </table:table-cell>
          <table:table-cell table:style-name="ce3" office:value-type="float" office:value="4341495" calcext:value-type="float">
            <text:p>4341495</text:p>
          </table:table-cell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ps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2^([.S131]-1)+1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3" office:value-type="string" calcext:value-type="string">
            <text:p>All on. 1X:1-16, 2X:1-16, 1Y:1-10, 2Y:1-10</text:p>
          </table:table-cell>
          <table:table-cell table:style-name="ce3"/>
          <table:table-cell table:number-columns-repeated="1001"/>
        </table:table-row>
        <table:table-row table:style-name="ro1">
          <table:table-cell table:number-columns-repeated="3"/>
          <table:table-cell office:value-type="float" office:value="4315" calcext:value-type="float">
            <text:p>4315</text:p>
          </table:table-cell>
          <table:table-cell office:value-type="string" calcext:value-type="string">
            <text:p>POL-HE3</text:p>
          </table:table-cell>
          <table:table-cell office:value-type="float" office:value="0" calcext:value-type="float">
            <text:p>0</text:p>
          </table:table-cell>
          <table:table-cell office:value-type="float" office:value="-2.082" calcext:value-type="float">
            <text:p>-2.082</text:p>
          </table:table-cell>
          <table:table-cell office:value-type="float" office:value="17" calcext:value-type="float">
            <text:p>17</text:p>
          </table:table-cell>
          <table:table-cell table:style-name="ce6" office:value-type="time" office:time-value="PT08H59M30S" calcext:value-type="time">
            <text:p>08:59:30 AM</text:p>
          </table:table-cell>
          <table:table-cell table:style-name="ce6" office:value-type="time" office:time-value="PT09H00M29S" calcext:value-type="time">
            <text:p>09:00:29 AM</text:p>
          </table:table-cell>
          <table:table-cell table:style-name="ce6"/>
          <table:table-cell table:style-name="ce17" office:value-type="date" office:date-value="2020-09-20" calcext:value-type="date">
            <text:p>09/20/20</text:p>
          </table:table-cell>
          <table:table-cell office:value-type="float" office:value="2918" calcext:value-type="float">
            <text:p>2918</text:p>
          </table:table-cell>
          <table:table-cell office:value-type="float" office:value="0.8124" calcext:value-type="float">
            <text:p>0.8124</text:p>
          </table:table-cell>
          <table:table-cell office:value-type="float" office:value="3591.8" calcext:value-type="float">
            <text:p>3591.8</text:p>
          </table:table-cell>
          <table:table-cell office:value-type="float" office:value="15953" calcext:value-type="float">
            <text:p>1595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s1</text:p>
          </table:table-cell>
          <table:table-cell office:value-type="float" office:value="7" calcext:value-type="float">
            <text:p>7</text:p>
          </table:table-cell>
          <table:table-cell table:formula="of:=2^([.S132]-1)+1"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 on. 1X:1-16, 2X:1-16, 1Y:1-10, 2Y:1-1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4" office:value-type="float" office:value="4316" calcext:value-type="float">
            <text:p>4316</text:p>
          </table:table-cell>
          <table:table-cell table:style-name="ce4" office:value-type="string" calcext:value-type="string">
            <text:p>POL-HE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.082" calcext:value-type="float">
            <text:p>-2.082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time" office:time-value="PT09H01M07S" calcext:value-type="time">
            <text:p>09:01:07 AM</text:p>
          </table:table-cell>
          <table:table-cell table:style-name="ce10" office:value-type="time" office:time-value="PT09H08M45S" calcext:value-type="time">
            <text:p>09:08:45 AM</text:p>
          </table:table-cell>
          <table:table-cell table:style-name="ce15" office:value-type="float" office:value="458" calcext:value-type="float">
            <text:p>458</text:p>
          </table:table-cell>
          <table:table-cell table:style-name="ce21" office:value-type="date" office:date-value="2020-09-20" calcext:value-type="date">
            <text:p>09/20/20</text:p>
          </table:table-cell>
          <table:table-cell table:style-name="ce4" office:value-type="float" office:value="296832" calcext:value-type="float">
            <text:p>296832</text:p>
          </table:table-cell>
          <table:table-cell table:style-name="ce4" office:value-type="float" office:value="6.1023" calcext:value-type="float">
            <text:p>6.1023</text:p>
          </table:table-cell>
          <table:table-cell table:style-name="ce4" office:value-type="float" office:value="48642.8" calcext:value-type="float">
            <text:p>48642.8</text:p>
          </table:table-cell>
          <table:table-cell table:style-name="ce4" office:value-type="float" office:value="1559811" calcext:value-type="float">
            <text:p>1559811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ps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2^([.S133]-1)+1" office:value-type="float" office:value="5" calcext:value-type="float">
            <text:p>5</text:p>
          </table:table-cell>
          <table:table-cell table:style-name="ce25" office:value-type="float" office:value="15" calcext:value-type="float">
            <text:p>15</text:p>
          </table:table-cell>
          <table:table-cell table:style-name="ce4" office:value-type="string" calcext:value-type="string">
            <text:p>All on. 1X:1-16, 2X:1-16, 1Y:1-10, 2Y:1-10</text:p>
          </table:table-cell>
          <table:table-cell table:style-name="ce4"/>
          <table:table-cell table:number-columns-repeated="1001"/>
        </table:table-row>
        <table:table-row table:style-name="ro1">
          <table:table-cell table:number-columns-repeated="3"/>
          <table:table-cell table:style-name="ce4" office:value-type="float" office:value="4317" calcext:value-type="float">
            <text:p>4317</text:p>
          </table:table-cell>
          <table:table-cell table:style-name="ce4" office:value-type="string" calcext:value-type="string">
            <text:p>POL-HE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.082" calcext:value-type="float">
            <text:p>-2.082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time" office:time-value="PT09H09M17S" calcext:value-type="time">
            <text:p>09:09:17 AM</text:p>
          </table:table-cell>
          <table:table-cell table:style-name="ce10" office:value-type="time" office:time-value="PT09H29M07S" calcext:value-type="time">
            <text:p>09:29:07 AM</text:p>
          </table:table-cell>
          <table:table-cell table:style-name="ce15" office:value-type="float" office:value="1190" calcext:value-type="float">
            <text:p>1190</text:p>
          </table:table-cell>
          <table:table-cell table:style-name="ce21" office:value-type="date" office:date-value="2020-09-20" calcext:value-type="date">
            <text:p>09/20/20</text:p>
          </table:table-cell>
          <table:table-cell table:style-name="ce4" office:value-type="float" office:value="690558" calcext:value-type="float">
            <text:p>690558</text:p>
          </table:table-cell>
          <table:table-cell table:style-name="ce4" office:value-type="float" office:value="14.158" calcext:value-type="float">
            <text:p>14.158</text:p>
          </table:table-cell>
          <table:table-cell table:style-name="ce4" office:value-type="float" office:value="48775" calcext:value-type="float">
            <text:p>48775</text:p>
          </table:table-cell>
          <table:table-cell table:style-name="ce4" office:value-type="float" office:value="3620170" calcext:value-type="float">
            <text:p>3620170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ps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2^([.S134]-1)+1" office:value-type="float" office:value="5" calcext:value-type="float">
            <text:p>5</text:p>
          </table:table-cell>
          <table:table-cell table:style-name="ce25" office:value-type="float" office:value="15" calcext:value-type="float">
            <text:p>15</text:p>
          </table:table-cell>
          <table:table-cell table:style-name="ce4" office:value-type="string" calcext:value-type="string">
            <text:p>All on. 1X:1-16, 2X:1-16, 1Y:1-10, 2Y:1-10</text:p>
          </table:table-cell>
          <table:table-cell table:style-name="ce4"/>
          <table:table-cell table:number-columns-repeated="1001"/>
        </table:table-row>
        <table:table-row table:style-name="ro1">
          <table:table-cell table:number-columns-repeated="3"/>
          <table:table-cell table:style-name="ce4" office:value-type="float" office:value="4318" calcext:value-type="float">
            <text:p>4318</text:p>
          </table:table-cell>
          <table:table-cell table:style-name="ce4" office:value-type="string" calcext:value-type="string">
            <text:p>POL-HE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.082" calcext:value-type="float">
            <text:p>-2.082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time" office:time-value="PT09H29M40S" calcext:value-type="time">
            <text:p>09:29:40 AM</text:p>
          </table:table-cell>
          <table:table-cell table:style-name="ce10" office:value-type="time" office:time-value="PT09H35M39S" calcext:value-type="time">
            <text:p>09:35:39 AM</text:p>
          </table:table-cell>
          <table:table-cell table:style-name="ce15" office:value-type="float" office:value="359" calcext:value-type="float">
            <text:p>359</text:p>
          </table:table-cell>
          <table:table-cell table:style-name="ce21" office:value-type="date" office:date-value="2020-09-20" calcext:value-type="date">
            <text:p>09/20/20</text:p>
          </table:table-cell>
          <table:table-cell table:style-name="ce4" office:value-type="float" office:value="255649" calcext:value-type="float">
            <text:p>255649</text:p>
          </table:table-cell>
          <table:table-cell table:style-name="ce4" office:value-type="float" office:value="5.2573" calcext:value-type="float">
            <text:p>5.2573</text:p>
          </table:table-cell>
          <table:table-cell table:style-name="ce4" office:value-type="float" office:value="48627.8" calcext:value-type="float">
            <text:p>48627.8</text:p>
          </table:table-cell>
          <table:table-cell table:style-name="ce4" office:value-type="float" office:value="1341203" calcext:value-type="float">
            <text:p>134120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ps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2^([.S135]-1)+1" office:value-type="float" office:value="5" calcext:value-type="float">
            <text:p>5</text:p>
          </table:table-cell>
          <table:table-cell table:style-name="ce25" office:value-type="float" office:value="15" calcext:value-type="float">
            <text:p>15</text:p>
          </table:table-cell>
          <table:table-cell table:style-name="ce4" office:value-type="string" calcext:value-type="string">
            <text:p>All on. 1X:1-16, 2X:1-16, 1Y:1-10, 2Y:1-10</text:p>
          </table:table-cell>
          <table:table-cell table:style-name="ce4"/>
          <table:table-cell table:number-columns-repeated="1001"/>
        </table:table-row>
        <table:table-row table:style-name="ro1">
          <table:table-cell table:number-columns-repeated="3"/>
          <table:table-cell table:style-name="ce4" office:value-type="float" office:value="4319" calcext:value-type="float">
            <text:p>4319</text:p>
          </table:table-cell>
          <table:table-cell table:style-name="ce4" office:value-type="string" calcext:value-type="string">
            <text:p>POL-HE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.082" calcext:value-type="float">
            <text:p>-2.082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time" office:time-value="PT09H36M07S" calcext:value-type="time">
            <text:p>09:36:07 AM</text:p>
          </table:table-cell>
          <table:table-cell table:style-name="ce10" office:value-type="time" office:time-value="PT09H40M13S" calcext:value-type="time">
            <text:p>09:40:13 AM</text:p>
          </table:table-cell>
          <table:table-cell table:style-name="ce15" office:value-type="float" office:value="246" calcext:value-type="float">
            <text:p>246</text:p>
          </table:table-cell>
          <table:table-cell table:style-name="ce21" office:value-type="date" office:date-value="2020-09-20" calcext:value-type="date">
            <text:p>09/20/20</text:p>
          </table:table-cell>
          <table:table-cell table:style-name="ce4" office:value-type="float" office:value="148296" calcext:value-type="float">
            <text:p>148296</text:p>
          </table:table-cell>
          <table:table-cell table:style-name="ce4" office:value-type="float" office:value="3.0507" calcext:value-type="float">
            <text:p>3.0507</text:p>
          </table:table-cell>
          <table:table-cell table:style-name="ce4" office:value-type="float" office:value="48610.6" calcext:value-type="float">
            <text:p>48610.6</text:p>
          </table:table-cell>
          <table:table-cell table:style-name="ce4" office:value-type="float" office:value="780318" calcext:value-type="float">
            <text:p>780318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ps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2^([.S136]-1)+1" office:value-type="float" office:value="5" calcext:value-type="float">
            <text:p>5</text:p>
          </table:table-cell>
          <table:table-cell table:style-name="ce25" office:value-type="float" office:value="15" calcext:value-type="float">
            <text:p>15</text:p>
          </table:table-cell>
          <table:table-cell table:style-name="ce4" office:value-type="string" calcext:value-type="string">
            <text:p>All on. 1X:1-16, 2X:1-16, 1Y:1-10, 2Y:1-10</text:p>
          </table:table-cell>
          <table:table-cell table:style-name="ce4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20" calcext:value-type="float">
            <text:p>4320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11H28M56S" calcext:value-type="time">
            <text:p>11:28:56 AM</text:p>
          </table:table-cell>
          <table:table-cell table:style-name="ce11" office:value-type="time" office:time-value="PT11H54M17S" calcext:value-type="time">
            <text:p>11:54:17 AM</text:p>
          </table:table-cell>
          <table:table-cell table:style-name="ce16" office:value-type="float" office:value="1521" calcext:value-type="float">
            <text:p>1521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1028346" calcext:value-type="float">
            <text:p>1028346</text:p>
          </table:table-cell>
          <table:table-cell table:style-name="ce5" office:value-type="float" office:value="13.0591" calcext:value-type="float">
            <text:p>13.0591</text:p>
          </table:table-cell>
          <table:table-cell table:style-name="ce5" office:value-type="float" office:value="78745.6" calcext:value-type="float">
            <text:p>78745.6</text:p>
          </table:table-cell>
          <table:table-cell table:style-name="ce5" office:value-type="float" office:value="6545033" calcext:value-type="float">
            <text:p>6545033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Also 2X-9 PMT was off for some reason. 1X:7-16, 2X:7-16, 1Y:1-10, 2Y:1-10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21" calcext:value-type="float">
            <text:p>4321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11H59M56S" calcext:value-type="time">
            <text:p>11:59:56 AM</text:p>
          </table:table-cell>
          <table:table-cell table:style-name="ce11" office:value-type="time" office:time-value="PT12H58M07S" calcext:value-type="time">
            <text:p>12:58:07 PM</text:p>
          </table:table-cell>
          <table:table-cell table:style-name="ce16" office:value-type="float" office:value="3491" calcext:value-type="float">
            <text:p>3491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2329731" calcext:value-type="float">
            <text:p>2329731</text:p>
          </table:table-cell>
          <table:table-cell table:style-name="ce5" office:value-type="float" office:value="29.4293" calcext:value-type="float">
            <text:p>29.4293</text:p>
          </table:table-cell>
          <table:table-cell table:style-name="ce5" office:value-type="float" office:value="79163.6" calcext:value-type="float">
            <text:p>79163.6</text:p>
          </table:table-cell>
          <table:table-cell table:style-name="ce5" office:value-type="float" office:value="14893591" calcext:value-type="float">
            <text:p>14893591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2X-9 PMT back on. 1X:7-16, 2X:7-16, 1Y:1-10, 2Y:1-10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22" calcext:value-type="float">
            <text:p>4322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12H58M32S" calcext:value-type="time">
            <text:p>12:58:32 PM</text:p>
          </table:table-cell>
          <table:table-cell table:style-name="ce11" office:value-type="time" office:time-value="PT14H40M52S" calcext:value-type="time">
            <text:p>02:40:52 PM</text:p>
          </table:table-cell>
          <table:table-cell table:style-name="ce16" office:value-type="float" office:value="6140" calcext:value-type="float">
            <text:p>6140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4005546" calcext:value-type="float">
            <text:p>4005546</text:p>
          </table:table-cell>
          <table:table-cell table:style-name="ce5" office:value-type="float" office:value="50.625" calcext:value-type="float">
            <text:p>50.625</text:p>
          </table:table-cell>
          <table:table-cell table:style-name="ce5" office:value-type="float" office:value="79121.8" calcext:value-type="float">
            <text:p>79121.8</text:p>
          </table:table-cell>
          <table:table-cell table:style-name="ce5" office:value-type="float" office:value="25631620" calcext:value-type="float">
            <text:p>25631620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7-16, 2X:7-16, 1Y:1-10, 2Y:1-10</text:p>
          </table:table-cell>
          <table:table-cell table:style-name="ce5" office:value-type="string" calcext:value-type="string">
            <text:p>(Not sure this junk label is correct paddles looked fine.) Junk, a 2x- channel HV off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23" calcext:value-type="float">
            <text:p>4323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14H41M17S" calcext:value-type="time">
            <text:p>02:41:17 PM</text:p>
          </table:table-cell>
          <table:table-cell table:style-name="ce11" office:value-type="time" office:time-value="PT15H39M33S" calcext:value-type="time">
            <text:p>03:39:33 PM</text:p>
          </table:table-cell>
          <table:table-cell table:style-name="ce16" office:value-type="float" office:value="3496" calcext:value-type="float">
            <text:p>3496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2156454" calcext:value-type="float">
            <text:p>2156454</text:p>
          </table:table-cell>
          <table:table-cell table:style-name="ce5" office:value-type="float" office:value="27.204" calcext:value-type="float">
            <text:p>27.204</text:p>
          </table:table-cell>
          <table:table-cell table:style-name="ce5" office:value-type="float" office:value="79269.9" calcext:value-type="float">
            <text:p>79269.9</text:p>
          </table:table-cell>
          <table:table-cell table:style-name="ce5" office:value-type="float" office:value="13799391" calcext:value-type="float">
            <text:p>13799391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7-16, 2X:7-16, 1Y:1-10, 2Y:1-10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24" calcext:value-type="float">
            <text:p>4324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15H39M56S" calcext:value-type="time">
            <text:p>03:39:56 PM</text:p>
          </table:table-cell>
          <table:table-cell table:style-name="ce11" office:value-type="time" office:time-value="PT16H33M25S" calcext:value-type="time">
            <text:p>04:33:25 PM</text:p>
          </table:table-cell>
          <table:table-cell table:style-name="ce16" office:value-type="float" office:value="3209" calcext:value-type="float">
            <text:p>3209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2230370" calcext:value-type="float">
            <text:p>2230370</text:p>
          </table:table-cell>
          <table:table-cell table:style-name="ce5" office:value-type="float" office:value="28.168" calcext:value-type="float">
            <text:p>28.168</text:p>
          </table:table-cell>
          <table:table-cell table:style-name="ce5" office:value-type="float" office:value="79180.9" calcext:value-type="float">
            <text:p>79180.9</text:p>
          </table:table-cell>
          <table:table-cell table:style-name="ce5" office:value-type="float" office:value="14264446" calcext:value-type="float">
            <text:p>14264446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7-16, 2X:7-16, 1Y:1-10, 2Y:1-10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25" calcext:value-type="float">
            <text:p>4325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16H50M25S" calcext:value-type="time">
            <text:p>04:50:25 PM</text:p>
          </table:table-cell>
          <table:table-cell table:style-name="ce11" office:value-type="time" office:time-value="PT17H16M52S" calcext:value-type="time">
            <text:p>05:16:52 PM</text:p>
          </table:table-cell>
          <table:table-cell table:style-name="ce16" office:value-type="float" office:value="1587" calcext:value-type="float">
            <text:p>1587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1008980" calcext:value-type="float">
            <text:p>1008980</text:p>
          </table:table-cell>
          <table:table-cell table:style-name="ce5" office:value-type="float" office:value="12.7033" calcext:value-type="float">
            <text:p>12.7033</text:p>
          </table:table-cell>
          <table:table-cell table:style-name="ce5" office:value-type="float" office:value="79426.8" calcext:value-type="float">
            <text:p>79426.8</text:p>
          </table:table-cell>
          <table:table-cell table:style-name="ce5" office:value-type="float" office:value="6449985" calcext:value-type="float">
            <text:p>6449985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7-16, 2X:7-16, 1Y:1-10, 2Y:1-10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26" calcext:value-type="float">
            <text:p>4326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18H39M59S" calcext:value-type="time">
            <text:p>06:39:59 PM</text:p>
          </table:table-cell>
          <table:table-cell table:style-name="ce11" office:value-type="time" office:time-value="PT19H25M45S" calcext:value-type="time">
            <text:p>07:25:45 PM</text:p>
          </table:table-cell>
          <table:table-cell table:style-name="ce16" office:value-type="float" office:value="2746" calcext:value-type="float">
            <text:p>2746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1346582" calcext:value-type="float">
            <text:p>1346582</text:p>
          </table:table-cell>
          <table:table-cell table:style-name="ce5" office:value-type="float" office:value="16.5737" calcext:value-type="float">
            <text:p>16.5737</text:p>
          </table:table-cell>
          <table:table-cell table:style-name="ce5" office:value-type="float" office:value="81247.9" calcext:value-type="float">
            <text:p>81247.9</text:p>
          </table:table-cell>
          <table:table-cell table:style-name="ce5" office:value-type="float" office:value="8456668" calcext:value-type="float">
            <text:p>8456668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7-16, 2X:7-16, 1Y:1-10, 2Y:1-10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27" calcext:value-type="float">
            <text:p>4327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19H31M24S" calcext:value-type="time">
            <text:p>07:31:24 PM</text:p>
          </table:table-cell>
          <table:table-cell table:style-name="ce11" office:value-type="time" office:time-value="PT19H56M35S" calcext:value-type="time">
            <text:p>07:56:35 PM</text:p>
          </table:table-cell>
          <table:table-cell table:style-name="ce16" office:value-type="float" office:value="1511" calcext:value-type="float">
            <text:p>1511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360647" calcext:value-type="float">
            <text:p>360647</text:p>
          </table:table-cell>
          <table:table-cell table:style-name="ce5" office:value-type="float" office:value="4.3941" calcext:value-type="float">
            <text:p>4.3941</text:p>
          </table:table-cell>
          <table:table-cell table:style-name="ce5" office:value-type="float" office:value="82074.9" calcext:value-type="float">
            <text:p>82074.9</text:p>
          </table:table-cell>
          <table:table-cell table:style-name="ce5" office:value-type="float" office:value="2257465" calcext:value-type="float">
            <text:p>2257465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5" office:value-type="string" calcext:value-type="string">
            <text:p>1X:7-16, 2X:7-16, 1Y:1-10, 2Y:1-10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28" calcext:value-type="float">
            <text:p>4328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21H30M26S" calcext:value-type="time">
            <text:p>09:30:26 PM</text:p>
          </table:table-cell>
          <table:table-cell table:style-name="ce11" office:value-type="time" office:time-value="PT22H15M57S" calcext:value-type="time">
            <text:p>10:15:57 PM</text:p>
          </table:table-cell>
          <table:table-cell table:style-name="ce16" office:value-type="float" office:value="2731" calcext:value-type="float">
            <text:p>2731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620600" calcext:value-type="float">
            <text:p>620600</text:p>
          </table:table-cell>
          <table:table-cell table:style-name="ce5" office:value-type="float" office:value="25.3584" calcext:value-type="float">
            <text:p>25.3584</text:p>
          </table:table-cell>
          <table:table-cell table:style-name="ce5" office:value-type="float" office:value="24473.2" calcext:value-type="float">
            <text:p>24473.2</text:p>
          </table:table-cell>
          <table:table-cell table:style-name="ce5" office:value-type="float" office:value="3307844" calcext:value-type="float">
            <text:p>3307844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,25</text:p>
          </table:table-cell>
          <table:table-cell table:style-name="ce5" office:value-type="string" calcext:value-type="string">
            <text:p>1X:8-9, 2X:8-9, 1Y:4-6, 2Y:4-6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29" calcext:value-type="float">
            <text:p>4329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22H28M26S" calcext:value-type="time">
            <text:p>10:28:26 PM</text:p>
          </table:table-cell>
          <table:table-cell table:style-name="ce11" office:value-type="time" office:time-value="PT22H51M31S" calcext:value-type="time">
            <text:p>10:51:31 PM</text:p>
          </table:table-cell>
          <table:table-cell table:style-name="ce16" office:value-type="float" office:value="1385" calcext:value-type="float">
            <text:p>1385</text:p>
          </table:table-cell>
          <table:table-cell table:style-name="ce22" office:value-type="date" office:date-value="2020-09-20" calcext:value-type="date">
            <text:p>09/20/20</text:p>
          </table:table-cell>
          <table:table-cell table:style-name="ce5" office:value-type="float" office:value="124493" calcext:value-type="float">
            <text:p>124493</text:p>
          </table:table-cell>
          <table:table-cell table:style-name="ce5" office:value-type="float" office:value="5.1723" calcext:value-type="float">
            <text:p>5.1723</text:p>
          </table:table-cell>
          <table:table-cell table:style-name="ce5" office:value-type="float" office:value="24069.1" calcext:value-type="float">
            <text:p>24069.1</text:p>
          </table:table-cell>
          <table:table-cell table:style-name="ce5" office:value-type="float" office:value="672204" calcext:value-type="float">
            <text:p>672204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8-9, 2X:8-9, 1Y:4-6, 2Y:4-6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30" calcext:value-type="float">
            <text:p>4330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23H13M47S" calcext:value-type="time">
            <text:p>11:13:47 PM</text:p>
          </table:table-cell>
          <table:table-cell table:style-name="ce11" office:value-type="time" office:time-value="PT00H41M09S" calcext:value-type="time">
            <text:p>12:41:09 AM</text:p>
          </table:table-cell>
          <table:table-cell table:style-name="ce16" office:value-type="float" office:value="5242" calcext:value-type="float">
            <text:p>5242</text:p>
          </table:table-cell>
          <table:table-cell table:style-name="ce22" office:value-type="date" office:date-value="2020-09-21" calcext:value-type="date">
            <text:p>09/21/20</text:p>
          </table:table-cell>
          <table:table-cell table:style-name="ce5" office:value-type="float" office:value="1729019" calcext:value-type="float">
            <text:p>1729019</text:p>
          </table:table-cell>
          <table:table-cell table:style-name="ce5" office:value-type="float" office:value="71.7172" calcext:value-type="float">
            <text:p>71.7172</text:p>
          </table:table-cell>
          <table:table-cell table:style-name="ce5" office:value-type="float" office:value="24108.8" calcext:value-type="float">
            <text:p>24108.8</text:p>
          </table:table-cell>
          <table:table-cell table:style-name="ce5" office:value-type="float" office:value="9298042" calcext:value-type="float">
            <text:p>9298042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8-9, 2X:8-9, 1Y:4-6, 2Y:4-6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31" calcext:value-type="float">
            <text:p>4331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00H41M50S" calcext:value-type="time">
            <text:p>12:41:50 AM</text:p>
          </table:table-cell>
          <table:table-cell table:style-name="ce11" office:value-type="time" office:time-value="PT01H51M31S" calcext:value-type="time">
            <text:p>01:51:31 AM</text:p>
          </table:table-cell>
          <table:table-cell table:style-name="ce16" office:value-type="float" office:value="4181" calcext:value-type="float">
            <text:p>4181</text:p>
          </table:table-cell>
          <table:table-cell table:style-name="ce22" office:value-type="date" office:date-value="2020-09-21" calcext:value-type="date">
            <text:p>09/21/20</text:p>
          </table:table-cell>
          <table:table-cell table:style-name="ce5" office:value-type="float" office:value="2412985" calcext:value-type="float">
            <text:p>2412985</text:p>
          </table:table-cell>
          <table:table-cell table:style-name="ce5" office:value-type="float" office:value="99.8669" calcext:value-type="float">
            <text:p>99.8669</text:p>
          </table:table-cell>
          <table:table-cell table:style-name="ce5" office:value-type="float" office:value="24162" calcext:value-type="float">
            <text:p>24162</text:p>
          </table:table-cell>
          <table:table-cell table:style-name="ce5" office:value-type="float" office:value="12956961" calcext:value-type="float">
            <text:p>1295696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8-9, 2X:8-9, 1Y:4-6, 2Y:4-6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32" calcext:value-type="float">
            <text:p>4332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01H52M12S" calcext:value-type="time">
            <text:p>01:52:12 AM</text:p>
          </table:table-cell>
          <table:table-cell table:style-name="ce11" office:value-type="time" office:time-value="PT02H49M46S" calcext:value-type="time">
            <text:p>02:49:46 AM</text:p>
          </table:table-cell>
          <table:table-cell table:style-name="ce16" office:value-type="float" office:value="3454" calcext:value-type="float">
            <text:p>3454</text:p>
          </table:table-cell>
          <table:table-cell table:style-name="ce22" office:value-type="date" office:date-value="2020-09-21" calcext:value-type="date">
            <text:p>09/21/20</text:p>
          </table:table-cell>
          <table:table-cell table:style-name="ce5" office:value-type="float" office:value="1189254" calcext:value-type="float">
            <text:p>1189254</text:p>
          </table:table-cell>
          <table:table-cell table:style-name="ce5" office:value-type="float" office:value="49.3339" calcext:value-type="float">
            <text:p>49.3339</text:p>
          </table:table-cell>
          <table:table-cell table:style-name="ce5" office:value-type="float" office:value="24106.2" calcext:value-type="float">
            <text:p>24106.2</text:p>
          </table:table-cell>
          <table:table-cell table:style-name="ce5" office:value-type="float" office:value="6407627" calcext:value-type="float">
            <text:p>6407627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8-9, 2X:8-9, 1Y:4-6, 2Y:4-6</text:p>
          </table:table-cell>
          <table:table-cell table:style-name="ce5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33" calcext:value-type="float">
            <text:p>4333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04H58M02S" calcext:value-type="time">
            <text:p>04:58:02 AM</text:p>
          </table:table-cell>
          <table:table-cell table:style-name="ce11" office:value-type="time" office:time-value="PT06H02M12S" calcext:value-type="time">
            <text:p>06:02:12 AM</text:p>
          </table:table-cell>
          <table:table-cell table:style-name="ce16" office:value-type="float" office:value="3850" calcext:value-type="float">
            <text:p>3850</text:p>
          </table:table-cell>
          <table:table-cell table:style-name="ce22" office:value-type="date" office:date-value="2020-09-21" calcext:value-type="date">
            <text:p>09/21/20</text:p>
          </table:table-cell>
          <table:table-cell table:style-name="ce5" office:value-type="float" office:value="1799903" calcext:value-type="float">
            <text:p>1799903</text:p>
          </table:table-cell>
          <table:table-cell table:style-name="ce5" office:value-type="float" office:value="74.1312" calcext:value-type="float">
            <text:p>74.1312</text:p>
          </table:table-cell>
          <table:table-cell table:style-name="ce5" office:value-type="float" office:value="24280" calcext:value-type="float">
            <text:p>24280</text:p>
          </table:table-cell>
          <table:table-cell table:style-name="ce5" office:value-type="float" office:value="9649424" calcext:value-type="float">
            <text:p>9649424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8-9, 2X:8-9, 1Y:4-6, 2Y:4-6</text:p>
          </table:table-cell>
          <table:table-cell table:style-name="ce5" office:value-type="string" calcext:value-type="string">
            <text:p>Parity DAQ was in a weird state for most of this run. Probably still fine.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5" office:value-type="float" office:value="4334" calcext:value-type="float">
            <text:p>4334</text:p>
          </table:table-cell>
          <table:table-cell table:style-name="ce5" office:value-type="string" calcext:value-type="string">
            <text:p>POL-HE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.082" calcext:value-type="float">
            <text:p>-2.082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time" office:time-value="PT06H02M38S" calcext:value-type="time">
            <text:p>06:02:38 AM</text:p>
          </table:table-cell>
          <table:table-cell table:style-name="ce11" office:value-type="time" office:time-value="PT07H00M48S" calcext:value-type="time">
            <text:p>07:00:48 AM</text:p>
          </table:table-cell>
          <table:table-cell table:style-name="ce16" office:value-type="float" office:value="3490" calcext:value-type="float">
            <text:p>3490</text:p>
          </table:table-cell>
          <table:table-cell table:style-name="ce22" office:value-type="date" office:date-value="2020-09-21" calcext:value-type="date">
            <text:p>09/21/20</text:p>
          </table:table-cell>
          <table:table-cell table:style-name="ce5" office:value-type="float" office:value="1563021" calcext:value-type="float">
            <text:p>1563021</text:p>
          </table:table-cell>
          <table:table-cell table:style-name="ce5" office:value-type="float" office:value="64.7817" calcext:value-type="float">
            <text:p>64.7817</text:p>
          </table:table-cell>
          <table:table-cell table:style-name="ce5" office:value-type="float" office:value="24127.5" calcext:value-type="float">
            <text:p>24127.5</text:p>
          </table:table-cell>
          <table:table-cell table:style-name="ce5" office:value-type="float" office:value="8394425" calcext:value-type="float">
            <text:p>8394425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ps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string" calcext:value-type="string">
            <text:p>1X:8-9, 2X:8-9, 1Y:4-6, 2Y:4-6</text:p>
          </table:table-cell>
          <table:table-cell table:style-name="ce5"/>
          <table:table-cell table:number-columns-repeated="1001"/>
        </table:table-row>
        <table:table-row table:style-name="ro3">
          <table:table-cell table:number-columns-repeated="10"/>
          <table:table-cell office:value-type="string" calcext:value-type="string">
            <text:p>seconds</text:p>
          </table:table-cell>
          <table:table-cell office:value-type="string" calcext:value-type="string">
            <text:p>hours</text:p>
          </table:table-cell>
          <table:table-cell table:style-name="ce12" office:value-type="string" calcext:value-type="string">
            <text:p>Est 50% Up Time (sec)</text:p>
          </table:table-cell>
          <table:table-cell table:style-name="ce12" office:value-type="string" calcext:value-type="string">
            <text:p>Very very rough elastic rate (Hz)</text:p>
          </table:table-cell>
          <table:table-cell table:style-name="ce12" office:value-type="string" calcext:value-type="string">
            <text:p>Rough Elastic Events</text:p>
          </table:table-cell>
          <table:table-cell table:style-name="ce12" office:value-type="string" calcext:value-type="string">
            <text:p>Uncertainty on Asymmetry</text:p>
          </table:table-cell>
          <table:table-cell table:number-columns-repeated="1008"/>
        </table:table-row>
        <table:table-row table:style-name="ro4">
          <table:table-cell table:number-columns-repeated="9"/>
          <table:table-cell table:style-name="ce12" office:value-type="string" calcext:value-type="string">
            <text:p>Total Time 11.7 deg some paddles off</text:p>
          </table:table-cell>
          <table:table-cell table:formula="of:=SUM([.K105:.K129])" office:value-type="float" office:value="78920" calcext:value-type="float">
            <text:p>78920</text:p>
          </table:table-cell>
          <table:table-cell table:formula="of:=[.K153]/60/60" office:value-type="float" office:value="21.9222222222222" calcext:value-type="float">
            <text:p>21.9222222222</text:p>
          </table:table-cell>
          <table:table-cell table:formula="of:=[.K153]/2" office:value-type="float" office:value="39460" calcext:value-type="float">
            <text:p>39460</text:p>
          </table:table-cell>
          <table:table-cell office:value-type="float" office:value="14.5886262779866" calcext:value-type="float">
            <text:p>14.588626278</text:p>
          </table:table-cell>
          <table:table-cell table:formula="of:=[.M153]*[.N153]" office:value-type="float" office:value="575667.19292935" calcext:value-type="float">
            <text:p>575667.19292935</text:p>
          </table:table-cell>
          <table:table-cell table:formula="of:=1/SQRT([.O153])" office:value-type="float" office:value="0.00131799650938958" calcext:value-type="float">
            <text:p>0.0013179965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12" office:value-type="string" calcext:value-type="string">
            <text:p>Total Time 17 deg some paddles off</text:p>
          </table:table-cell>
          <table:table-cell table:formula="of:=SUM([.K137:.K151])" office:value-type="float" office:value="48034" calcext:value-type="float">
            <text:p>48034</text:p>
          </table:table-cell>
          <table:table-cell table:formula="of:=[.K154]/60/60" office:value-type="float" office:value="13.3427777777778" calcext:value-type="float">
            <text:p>13.3427777778</text:p>
          </table:table-cell>
          <table:table-cell table:formula="of:=[.K154]/2" office:value-type="float" office:value="24017" calcext:value-type="float">
            <text:p>24017</text:p>
          </table:table-cell>
          <table:table-cell office:value-type="float" office:value="0.127538322014224" calcext:value-type="float">
            <text:p>0.127538322</text:p>
          </table:table-cell>
          <table:table-cell table:formula="of:=[.M154]*[.N154]" office:value-type="float" office:value="3063.08787981562" calcext:value-type="float">
            <text:p>3063.0878798156</text:p>
          </table:table-cell>
          <table:table-cell table:formula="of:=1/SQRT([.O154])" office:value-type="float" office:value="0.0180684239271628" calcext:value-type="float">
            <text:p>0.0180684239</text:p>
          </table:table-cell>
          <table:table-cell table:number-columns-repeated="1008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9" number:min-integer-digits="1"/>
    </number:number-style>
    <number:number-style style:name="N129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2:51:43.892803550</meta:creation-date>
    <dc:date>2020-10-12T18:39:20.138203147</dc:date>
    <meta:editing-duration>P7DT5H32M21S</meta:editing-duration>
    <meta:editing-cycles>91</meta:editing-cycles>
    <meta:generator>LibreOffice/4.2.8.2$Linux_X86_64 LibreOffice_project/420m0$Build-2</meta:generator>
    <meta:document-statistic meta:table-count="1" meta:cell-count="2474" meta:object-count="0"/>
  </office:meta>
</office:document-meta>
</file>